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653300" table:style-name="ce6">
            <text:p>1.653.300</text:p>
          </table:table-cell>
          <table:table-cell office:value-type="float" office:value="219200" table:style-name="ce6">
            <text:p>219.200</text:p>
          </table:table-cell>
          <table:table-cell office:value-type="float" office:value="651300" table:style-name="ce6">
            <text:p>651.300</text:p>
          </table:table-cell>
          <table:table-cell office:value-type="float" office:value="26150" table:style-name="ce6">
            <text:p>26.150</text:p>
          </table:table-cell>
          <table:table-cell office:value-type="float" office:value="2549950" table:style-name="ce7">
            <text:p>2.549.950</text:p>
          </table:table-cell>
          <table:table-cell office:value-type="float" office:value="2528038" table:style-name="ce7">
            <text:p>2.528.038</text:p>
          </table:table-cell>
          <table:table-cell office:value-type="percentage" office:value="0.99140689033118301" table:style-name="ce8">
            <text:p>99,1%</text:p>
          </table:table-cell>
          <table:table-cell office:value-type="float" office:value="1837278" table:style-name="ce6">
            <text:p>1.837.278</text:p>
          </table:table-cell>
          <table:table-cell office:value-type="float" office:value="690760" table:style-name="ce6">
            <text:p>690.760</text:p>
          </table:table-cell>
          <table:table-cell office:value-type="date" office:date-value="2021-04-25T00:00:00" table:style-name="ce9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32595" table:style-name="ce12">
            <text:p>332.595</text:p>
          </table:table-cell>
          <table:table-cell office:value-type="float" office:value="45800" table:style-name="ce12">
            <text:p>45.800</text:p>
          </table:table-cell>
          <table:table-cell office:value-type="float" office:value="102300" table:style-name="ce12">
            <text:p>102.300</text:p>
          </table:table-cell>
          <table:table-cell office:value-type="float" office:value="4100" table:style-name="ce12">
            <text:p>4.100</text:p>
          </table:table-cell>
          <table:table-cell office:value-type="float" office:value="484795" table:style-name="ce13">
            <text:p>484.795</text:p>
          </table:table-cell>
          <table:table-cell office:value-type="float" office:value="461499" table:style-name="ce13">
            <text:p>461.499</text:p>
          </table:table-cell>
          <table:table-cell office:value-type="percentage" office:value="0.95194669912024665" table:style-name="ce14">
            <text:p>95,2%</text:p>
          </table:table-cell>
          <table:table-cell office:value-type="float" office:value="337540" table:style-name="ce12">
            <text:p>337.540</text:p>
          </table:table-cell>
          <table:table-cell office:value-type="float" office:value="128024" table:style-name="ce12">
            <text:p>128.024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19145" table:style-name="ce12">
            <text:p>319.145</text:p>
          </table:table-cell>
          <table:table-cell office:value-type="float" office:value="42200" table:style-name="ce12">
            <text:p>42.200</text:p>
          </table:table-cell>
          <table:table-cell office:value-type="float" office:value="78400" table:style-name="ce12">
            <text:p>78.400</text:p>
          </table:table-cell>
          <table:table-cell office:value-type="float" office:value="3150" table:style-name="ce12">
            <text:p>3.150</text:p>
          </table:table-cell>
          <table:table-cell office:value-type="float" office:value="442895" table:style-name="ce13">
            <text:p>442.895</text:p>
          </table:table-cell>
          <table:table-cell office:value-type="float" office:value="428663" table:style-name="ce13">
            <text:p>428.663</text:p>
          </table:table-cell>
          <table:table-cell office:value-type="percentage" office:value="0.96786597274749098" table:style-name="ce14">
            <text:p>96,8%</text:p>
          </table:table-cell>
          <table:table-cell office:value-type="float" office:value="302999" table:style-name="ce12">
            <text:p>302.999</text:p>
          </table:table-cell>
          <table:table-cell office:value-type="float" office:value="127697" table:style-name="ce12">
            <text:p>127.697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84050" table:style-name="ce12">
            <text:p>184.050</text:p>
          </table:table-cell>
          <table:table-cell office:value-type="float" office:value="24300" table:style-name="ce12">
            <text:p>24.300</text:p>
          </table:table-cell>
          <table:table-cell office:value-type="float" office:value="89900" table:style-name="ce12">
            <text:p>89.900</text:p>
          </table:table-cell>
          <table:table-cell office:value-type="float" office:value="3600" table:style-name="ce12">
            <text:p>3.600</text:p>
          </table:table-cell>
          <table:table-cell office:value-type="float" office:value="301850" table:style-name="ce13">
            <text:p>301.850</text:p>
          </table:table-cell>
          <table:table-cell office:value-type="float" office:value="296858" table:style-name="ce13">
            <text:p>296.858</text:p>
          </table:table-cell>
          <table:table-cell office:value-type="percentage" office:value="0.98346198442935229" table:style-name="ce14">
            <text:p>98,3%</text:p>
          </table:table-cell>
          <table:table-cell office:value-type="float" office:value="225426" table:style-name="ce12">
            <text:p>225.426</text:p>
          </table:table-cell>
          <table:table-cell office:value-type="float" office:value="75111" table:style-name="ce12">
            <text:p>75.111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62670" table:style-name="ce12">
            <text:p>362.670</text:p>
          </table:table-cell>
          <table:table-cell office:value-type="float" office:value="47800" table:style-name="ce12">
            <text:p>47.800</text:p>
          </table:table-cell>
          <table:table-cell office:value-type="float" office:value="167400" table:style-name="ce12">
            <text:p>167.400</text:p>
          </table:table-cell>
          <table:table-cell office:value-type="float" office:value="6700" table:style-name="ce12">
            <text:p>6.700</text:p>
          </table:table-cell>
          <table:table-cell office:value-type="float" office:value="584570" table:style-name="ce13">
            <text:p>584.570</text:p>
          </table:table-cell>
          <table:table-cell office:value-type="float" office:value="560683" table:style-name="ce13">
            <text:p>560.683</text:p>
          </table:table-cell>
          <table:table-cell office:value-type="percentage" office:value="0.95913748567322987" table:style-name="ce14">
            <text:p>95,9%</text:p>
          </table:table-cell>
          <table:table-cell office:value-type="float" office:value="423341" table:style-name="ce12">
            <text:p>423.341</text:p>
          </table:table-cell>
          <table:table-cell office:value-type="float" office:value="141830" table:style-name="ce12">
            <text:p>141.830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50495" table:style-name="ce12">
            <text:p>150.495</text:p>
          </table:table-cell>
          <table:table-cell office:value-type="float" office:value="19900" table:style-name="ce12">
            <text:p>19.900</text:p>
          </table:table-cell>
          <table:table-cell office:value-type="float" office:value="44700" table:style-name="ce12">
            <text:p>44.700</text:p>
          </table:table-cell>
          <table:table-cell office:value-type="float" office:value="1800" table:style-name="ce12">
            <text:p>1.800</text:p>
          </table:table-cell>
          <table:table-cell office:value-type="float" office:value="216895" table:style-name="ce13">
            <text:p>216.895</text:p>
          </table:table-cell>
          <table:table-cell office:value-type="float" office:value="197026" table:style-name="ce13">
            <text:p>197.026</text:p>
          </table:table-cell>
          <table:table-cell office:value-type="percentage" office:value="0.90839346227437234" table:style-name="ce14">
            <text:p>90,8%</text:p>
          </table:table-cell>
          <table:table-cell office:value-type="float" office:value="140929" table:style-name="ce12">
            <text:p>140.929</text:p>
          </table:table-cell>
          <table:table-cell office:value-type="float" office:value="56098" table:style-name="ce12">
            <text:p>56.098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740325" table:style-name="ce12">
            <text:p>740.325</text:p>
          </table:table-cell>
          <table:table-cell office:value-type="float" office:value="100800" table:style-name="ce12">
            <text:p>100.800</text:p>
          </table:table-cell>
          <table:table-cell office:value-type="float" office:value="184300" table:style-name="ce12">
            <text:p>184.300</text:p>
          </table:table-cell>
          <table:table-cell office:value-type="float" office:value="7400" table:style-name="ce12">
            <text:p>7.400</text:p>
          </table:table-cell>
          <table:table-cell office:value-type="float" office:value="1032825" table:style-name="ce13">
            <text:p>1.032.825</text:p>
          </table:table-cell>
          <table:table-cell office:value-type="float" office:value="957593" table:style-name="ce13">
            <text:p>957.593</text:p>
          </table:table-cell>
          <table:table-cell office:value-type="percentage" office:value="0.92715900563987119" table:style-name="ce14">
            <text:p>92,7%</text:p>
          </table:table-cell>
          <table:table-cell office:value-type="float" office:value="681181" table:style-name="ce12">
            <text:p>681.181</text:p>
          </table:table-cell>
          <table:table-cell office:value-type="float" office:value="277383" table:style-name="ce12">
            <text:p>277.383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69035" table:style-name="ce12">
            <text:p>469.035</text:p>
          </table:table-cell>
          <table:table-cell office:value-type="float" office:value="63800" table:style-name="ce12">
            <text:p>63.800</text:p>
          </table:table-cell>
          <table:table-cell office:value-type="float" office:value="157300" table:style-name="ce12">
            <text:p>157.300</text:p>
          </table:table-cell>
          <table:table-cell office:value-type="float" office:value="6300" table:style-name="ce12">
            <text:p>6.300</text:p>
          </table:table-cell>
          <table:table-cell office:value-type="float" office:value="696435" table:style-name="ce13">
            <text:p>696.435</text:p>
          </table:table-cell>
          <table:table-cell office:value-type="float" office:value="653126" table:style-name="ce13">
            <text:p>653.126</text:p>
          </table:table-cell>
          <table:table-cell office:value-type="percentage" office:value="0.93781329197986896" table:style-name="ce14">
            <text:p>93,8%</text:p>
          </table:table-cell>
          <table:table-cell office:value-type="float" office:value="463677" table:style-name="ce12">
            <text:p>463.677</text:p>
          </table:table-cell>
          <table:table-cell office:value-type="float" office:value="191370" table:style-name="ce12">
            <text:p>191.370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607030" table:style-name="ce12">
            <text:p>1.607.030</text:p>
          </table:table-cell>
          <table:table-cell office:value-type="float" office:value="221100" table:style-name="ce12">
            <text:p>221.100</text:p>
          </table:table-cell>
          <table:table-cell office:value-type="float" office:value="598600" table:style-name="ce12">
            <text:p>598.600</text:p>
          </table:table-cell>
          <table:table-cell office:value-type="float" office:value="24000" table:style-name="ce12">
            <text:p>24.000</text:p>
          </table:table-cell>
          <table:table-cell office:value-type="float" office:value="2450730" table:style-name="ce13">
            <text:p>2.450.730</text:p>
          </table:table-cell>
          <table:table-cell office:value-type="float" office:value="2346565" table:style-name="ce13">
            <text:p>2.346.565</text:p>
          </table:table-cell>
          <table:table-cell office:value-type="percentage" office:value="0.95749633782587229" table:style-name="ce14">
            <text:p>95,7%</text:p>
          </table:table-cell>
          <table:table-cell office:value-type="float" office:value="1718003" table:style-name="ce12">
            <text:p>1.718.003</text:p>
          </table:table-cell>
          <table:table-cell office:value-type="float" office:value="629558" table:style-name="ce12">
            <text:p>629.558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961930" table:style-name="ce12">
            <text:p>961.930</text:p>
          </table:table-cell>
          <table:table-cell office:value-type="float" office:value="131600" table:style-name="ce12">
            <text:p>131.600</text:p>
          </table:table-cell>
          <table:table-cell office:value-type="float" office:value="389100" table:style-name="ce12">
            <text:p>389.100</text:p>
          </table:table-cell>
          <table:table-cell office:value-type="float" office:value="15600" table:style-name="ce12">
            <text:p>15.600</text:p>
          </table:table-cell>
          <table:table-cell office:value-type="float" office:value="1498230" table:style-name="ce13">
            <text:p>1.498.230</text:p>
          </table:table-cell>
          <table:table-cell office:value-type="float" office:value="1459296" table:style-name="ce13">
            <text:p>1.459.296</text:p>
          </table:table-cell>
          <table:table-cell office:value-type="percentage" office:value="0.97401333573616866" table:style-name="ce14">
            <text:p>97,4%</text:p>
          </table:table-cell>
          <table:table-cell office:value-type="float" office:value="1071336" table:style-name="ce12">
            <text:p>1.071.336</text:p>
          </table:table-cell>
          <table:table-cell office:value-type="float" office:value="390622" table:style-name="ce12">
            <text:p>390.622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76785" table:style-name="ce12">
            <text:p>276.785</text:p>
          </table:table-cell>
          <table:table-cell office:value-type="float" office:value="36200" table:style-name="ce12">
            <text:p>36.200</text:p>
          </table:table-cell>
          <table:table-cell office:value-type="float" office:value="81700" table:style-name="ce12">
            <text:p>81.700</text:p>
          </table:table-cell>
          <table:table-cell office:value-type="float" office:value="3300" table:style-name="ce12">
            <text:p>3.300</text:p>
          </table:table-cell>
          <table:table-cell office:value-type="float" office:value="397985" table:style-name="ce13">
            <text:p>397.985</text:p>
          </table:table-cell>
          <table:table-cell office:value-type="float" office:value="397417" table:style-name="ce13">
            <text:p>397.417</text:p>
          </table:table-cell>
          <table:table-cell office:value-type="percentage" office:value="0.99857281053306024" table:style-name="ce14">
            <text:p>99,9%</text:p>
          </table:table-cell>
          <table:table-cell office:value-type="float" office:value="282136" table:style-name="ce12">
            <text:p>282.136</text:p>
          </table:table-cell>
          <table:table-cell office:value-type="float" office:value="115281" table:style-name="ce12">
            <text:p>115.281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743065" table:style-name="ce12">
            <text:p>743.065</text:p>
          </table:table-cell>
          <table:table-cell office:value-type="float" office:value="98800" table:style-name="ce12">
            <text:p>98.800</text:p>
          </table:table-cell>
          <table:table-cell office:value-type="float" office:value="208000" table:style-name="ce12">
            <text:p>208.000</text:p>
          </table:table-cell>
          <table:table-cell office:value-type="float" office:value="8350" table:style-name="ce12">
            <text:p>8.350</text:p>
          </table:table-cell>
          <table:table-cell office:value-type="float" office:value="1058215" table:style-name="ce13">
            <text:p>1.058.215</text:p>
          </table:table-cell>
          <table:table-cell office:value-type="float" office:value="985789" table:style-name="ce13">
            <text:p>985.789</text:p>
          </table:table-cell>
          <table:table-cell office:value-type="percentage" office:value="0.93155833171897962" table:style-name="ce14">
            <text:p>93,2%</text:p>
          </table:table-cell>
          <table:table-cell office:value-type="float" office:value="738114" table:style-name="ce12">
            <text:p>738.114</text:p>
          </table:table-cell>
          <table:table-cell office:value-type="float" office:value="250284" table:style-name="ce12">
            <text:p>250.284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78455" table:style-name="ce12">
            <text:p>78.455</text:p>
          </table:table-cell>
          <table:table-cell office:value-type="float" office:value="10200" table:style-name="ce12">
            <text:p>10.200</text:p>
          </table:table-cell>
          <table:table-cell office:value-type="float" office:value="24500" table:style-name="ce12">
            <text:p>24.500</text:p>
          </table:table-cell>
          <table:table-cell office:value-type="float" office:value="1000" table:style-name="ce12">
            <text:p>1.000</text:p>
          </table:table-cell>
          <table:table-cell office:value-type="float" office:value="114155" table:style-name="ce13">
            <text:p>114.155</text:p>
          </table:table-cell>
          <table:table-cell office:value-type="float" office:value="111029" table:style-name="ce13">
            <text:p>111.029</text:p>
          </table:table-cell>
          <table:table-cell office:value-type="percentage" office:value="0.97261617975559544" table:style-name="ce14">
            <text:p>97,3%</text:p>
          </table:table-cell>
          <table:table-cell office:value-type="float" office:value="83358" table:style-name="ce12">
            <text:p>83.358</text:p>
          </table:table-cell>
          <table:table-cell office:value-type="float" office:value="27718" table:style-name="ce12">
            <text:p>27.718</text:p>
          </table:table-cell>
          <table:table-cell office:value-type="date" office:date-value="2021-04-24T00:00:00" table:style-name="ce15">
            <text:p>24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312665" table:style-name="ce12">
            <text:p>1.312.665</text:p>
          </table:table-cell>
          <table:table-cell office:value-type="float" office:value="179300" table:style-name="ce12">
            <text:p>179.300</text:p>
          </table:table-cell>
          <table:table-cell office:value-type="float" office:value="521900" table:style-name="ce12">
            <text:p>521.900</text:p>
          </table:table-cell>
          <table:table-cell office:value-type="float" office:value="20900" table:style-name="ce12">
            <text:p>20.900</text:p>
          </table:table-cell>
          <table:table-cell office:value-type="float" office:value="2034765" table:style-name="ce13">
            <text:p>2.034.765</text:p>
          </table:table-cell>
          <table:table-cell office:value-type="float" office:value="1918782" table:style-name="ce13">
            <text:p>1.918.782</text:p>
          </table:table-cell>
          <table:table-cell office:value-type="percentage" office:value="0.94299931441714402" table:style-name="ce14">
            <text:p>94,3%</text:p>
          </table:table-cell>
          <table:table-cell office:value-type="float" office:value="1447286" table:style-name="ce12">
            <text:p>1.447.286</text:p>
          </table:table-cell>
          <table:table-cell office:value-type="float" office:value="471507" table:style-name="ce12">
            <text:p>471.507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92055" table:style-name="ce12">
            <text:p>292.055</text:p>
          </table:table-cell>
          <table:table-cell office:value-type="float" office:value="37700" table:style-name="ce12">
            <text:p>37.700</text:p>
          </table:table-cell>
          <table:table-cell office:value-type="float" office:value="116200" table:style-name="ce12">
            <text:p>116.200</text:p>
          </table:table-cell>
          <table:table-cell office:value-type="float" office:value="4650" table:style-name="ce12">
            <text:p>4.650</text:p>
          </table:table-cell>
          <table:table-cell office:value-type="float" office:value="450605" table:style-name="ce13">
            <text:p>450.605</text:p>
          </table:table-cell>
          <table:table-cell office:value-type="float" office:value="405087" table:style-name="ce13">
            <text:p>405.087</text:p>
          </table:table-cell>
          <table:table-cell office:value-type="percentage" office:value="0.89898469834999617" table:style-name="ce14">
            <text:p>89,9%</text:p>
          </table:table-cell>
          <table:table-cell office:value-type="float" office:value="290736" table:style-name="ce12">
            <text:p>290.736</text:p>
          </table:table-cell>
          <table:table-cell office:value-type="float" office:value="114351" table:style-name="ce12">
            <text:p>114.351</text:p>
          </table:table-cell>
          <table:table-cell office:value-type="date" office:date-value="2021-04-24T00:00:00" table:style-name="ce15">
            <text:p>24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48155" table:style-name="ce12">
            <text:p>148.155</text:p>
          </table:table-cell>
          <table:table-cell office:value-type="float" office:value="20100" table:style-name="ce12">
            <text:p>20.100</text:p>
          </table:table-cell>
          <table:table-cell office:value-type="float" office:value="50800" table:style-name="ce12">
            <text:p>50.800</text:p>
          </table:table-cell>
          <table:table-cell office:value-type="float" office:value="2050" table:style-name="ce12">
            <text:p>2.050</text:p>
          </table:table-cell>
          <table:table-cell office:value-type="float" office:value="221105" table:style-name="ce13">
            <text:p>221.105</text:p>
          </table:table-cell>
          <table:table-cell office:value-type="float" office:value="206512" table:style-name="ce13">
            <text:p>206.512</text:p>
          </table:table-cell>
          <table:table-cell office:value-type="percentage" office:value="0.93399968340833539" table:style-name="ce14">
            <text:p>93,4%</text:p>
          </table:table-cell>
          <table:table-cell office:value-type="float" office:value="146808" table:style-name="ce12">
            <text:p>146.808</text:p>
          </table:table-cell>
          <table:table-cell office:value-type="float" office:value="60516" table:style-name="ce12">
            <text:p>60.516</text:p>
          </table:table-cell>
          <table:table-cell office:value-type="date" office:date-value="2021-04-23T00:00:00" table:style-name="ce15">
            <text:p>23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525150" table:style-name="ce12">
            <text:p>525.150</text:p>
          </table:table-cell>
          <table:table-cell office:value-type="float" office:value="70900" table:style-name="ce12">
            <text:p>70.900</text:p>
          </table:table-cell>
          <table:table-cell office:value-type="float" office:value="170900" table:style-name="ce12">
            <text:p>170.900</text:p>
          </table:table-cell>
          <table:table-cell office:value-type="float" office:value="6850" table:style-name="ce12">
            <text:p>6.850</text:p>
          </table:table-cell>
          <table:table-cell office:value-type="float" office:value="773800" table:style-name="ce13">
            <text:p>773.800</text:p>
          </table:table-cell>
          <table:table-cell office:value-type="float" office:value="692328" table:style-name="ce13">
            <text:p>692.328</text:p>
          </table:table-cell>
          <table:table-cell office:value-type="percentage" office:value="0.89471181183768411" table:style-name="ce14">
            <text:p>89,5%</text:p>
          </table:table-cell>
          <table:table-cell office:value-type="float" office:value="512566" table:style-name="ce12">
            <text:p>512.566</text:p>
          </table:table-cell>
          <table:table-cell office:value-type="float" office:value="183447" table:style-name="ce12">
            <text:p>183.447</text:p>
          </table:table-cell>
          <table:table-cell office:value-type="date" office:date-value="2021-04-25T00:00:00" table:style-name="ce15">
            <text:p>25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1340" table:style-name="ce12">
            <text:p>11.340</text:p>
          </table:table-cell>
          <table:table-cell office:value-type="float" office:value="1600" table:style-name="ce12">
            <text:p>1.600</text:p>
          </table:table-cell>
          <table:table-cell office:value-type="float" office:value="6800" table:style-name="ce12">
            <text:p>6.800</text:p>
          </table:table-cell>
          <table:table-cell office:value-type="float" office:value="250" table:style-name="ce12">
            <text:p>250</text:p>
          </table:table-cell>
          <table:table-cell office:value-type="float" office:value="19990" table:style-name="ce13">
            <text:p>19.990</text:p>
          </table:table-cell>
          <table:table-cell office:value-type="float" office:value="19868" table:style-name="ce13">
            <text:p>19.868</text:p>
          </table:table-cell>
          <table:table-cell office:value-type="percentage" office:value="0.99389694847423715" table:style-name="ce14">
            <text:p>99,4%</text:p>
          </table:table-cell>
          <table:table-cell office:value-type="float" office:value="14839" table:style-name="ce12">
            <text:p>14.839</text:p>
          </table:table-cell>
          <table:table-cell office:value-type="float" office:value="5049" table:style-name="ce12">
            <text:p>5.049</text:p>
          </table:table-cell>
          <table:table-cell office:value-type="date" office:date-value="2021-04-23T00:00:00" table:style-name="ce15">
            <text:p>23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1340" table:style-name="ce12">
            <text:p>11.340</text:p>
          </table:table-cell>
          <table:table-cell office:value-type="float" office:value="1500" table:style-name="ce12">
            <text:p>1.500</text:p>
          </table:table-cell>
          <table:table-cell office:value-type="float" office:value="6800" table:style-name="ce12">
            <text:p>6.800</text:p>
          </table:table-cell>
          <table:table-cell office:value-type="float" office:value="250" table:style-name="ce12">
            <text:p>250</text:p>
          </table:table-cell>
          <table:table-cell office:value-type="float" office:value="19890" table:style-name="ce13">
            <text:p>19.890</text:p>
          </table:table-cell>
          <table:table-cell office:value-type="float" office:value="18960" table:style-name="ce13">
            <text:p>18.960</text:p>
          </table:table-cell>
          <table:table-cell office:value-type="percentage" office:value="0.95324283559577683" table:style-name="ce14">
            <text:p>95,3%</text:p>
          </table:table-cell>
          <table:table-cell office:value-type="float" office:value="13950" table:style-name="ce12">
            <text:p>13.950</text:p>
          </table:table-cell>
          <table:table-cell office:value-type="float" office:value="5010" table:style-name="ce12">
            <text:p>5.010</text:p>
          </table:table-cell>
          <table:table-cell office:value-type="date" office:date-value="2021-04-24T00:00:00" table:style-name="ce16">
            <text:p>24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0812" table:style-name="ce17">
            <text:p>70.812</text:p>
          </table:table-cell>
          <table:table-cell office:value-type="percentage" office:value="0.82724299065420559" table:style-name="ce14">
            <text:p>82,7%</text:p>
          </table:table-cell>
          <table:table-cell office:value-type="float" office:value="64963" table:style-name="ce12">
            <text:p>64.963</text:p>
          </table:table-cell>
          <table:table-cell office:value-type="float" office:value="5849" table:style-name="ce12">
            <text:p>5.849</text:p>
          </table:table-cell>
          <table:table-cell office:value-type="date" office:date-value="2021-04-23T00:00:00" table:style-name="ce16">
            <text:p>23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0199085" table:style-name="ce19">
            <text:p>10.199.085</text:p>
          </table:table-cell>
          <table:table-cell office:value-type="float" office:value="1372800" table:style-name="ce20">
            <text:p>1.372.800</text:p>
          </table:table-cell>
          <table:table-cell office:value-type="float" office:value="3717000" table:style-name="ce21">
            <text:p>3.717.000</text:p>
          </table:table-cell>
          <table:table-cell office:value-type="float" office:value="146400" table:style-name="ce22">
            <text:p>146.400</text:p>
          </table:table-cell>
          <table:table-cell office:value-type="float" office:value="15435285" table:style-name="ce23">
            <text:p>15.435.285</text:p>
          </table:table-cell>
          <table:table-cell office:value-type="float" office:value="14715931" table:style-name="ce23">
            <text:p>14.715.931</text:p>
          </table:table-cell>
          <table:table-cell office:value-type="percentage" office:value="0.95339548314138678" table:style-name="ce24">
            <text:p>95,3%</text:p>
          </table:table-cell>
          <table:table-cell office:value-type="float" office:value="10796466" table:style-name="ce23">
            <text:p>10.796.466</text:p>
          </table:table-cell>
          <table:table-cell office:value-type="float" office:value="3947465" table:style-name="ce23">
            <text:p>3.947.465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1" table:style-name="ce6">
            <text:p>41.651</text:p>
          </table:table-cell>
          <table:table-cell office:value-type="float" office:value="41555" table:style-name="ce6">
            <text:p>41.555</text:p>
          </table:table-cell>
          <table:table-cell office:value-type="float" office:value="39700" table:style-name="ce6">
            <text:p>39.700</text:p>
          </table:table-cell>
          <table:table-cell office:value-type="percentage" office:value="0.99769513337014715" table:style-name="ce27">
            <text:p>99,8%</text:p>
          </table:table-cell>
          <table:table-cell office:value-type="percentage" office:value="0.95315838755372018" table:style-name="ce27">
            <text:p>95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49" table:style-name="ce28">
            <text:p>18.349</text:p>
          </table:table-cell>
          <table:table-cell office:value-type="float" office:value="17511" table:style-name="ce28">
            <text:p>17.511</text:p>
          </table:table-cell>
          <table:table-cell office:value-type="percentage" office:value="0.99722826086956518" table:style-name="ce29">
            <text:p>99,7%</text:p>
          </table:table-cell>
          <table:table-cell office:value-type="percentage" office:value="0.9516847826086956" table:style-name="ce29">
            <text:p>95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25" table:style-name="ce28">
            <text:p>5.425</text:p>
          </table:table-cell>
          <table:table-cell office:value-type="float" office:value="5177" table:style-name="ce28">
            <text:p>5.177</text:p>
          </table:table-cell>
          <table:table-cell office:value-type="percentage" office:value="0.98708151382823872" table:style-name="ce29">
            <text:p>98,7%</text:p>
          </table:table-cell>
          <table:table-cell office:value-type="percentage" office:value="0.94195778748180492" table:style-name="ce29">
            <text:p>94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21" table:style-name="ce12">
            <text:p>10.721</text:p>
          </table:table-cell>
          <table:table-cell office:value-type="float" office:value="10721" table:style-name="ce28">
            <text:p>10.721</text:p>
          </table:table-cell>
          <table:table-cell office:value-type="float" office:value="9643" table:style-name="ce28">
            <text:p>9.643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9944967820166033" table:style-name="ce29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39" table:style-name="ce28">
            <text:p>7.139</text:p>
          </table:table-cell>
          <table:table-cell office:value-type="float" office:value="6639" table:style-name="ce28">
            <text:p>6.639</text:p>
          </table:table-cell>
          <table:table-cell office:value-type="percentage" office:value="0.95568942436412319" table:style-name="ce29">
            <text:p>95,6%</text:p>
          </table:table-cell>
          <table:table-cell office:value-type="percentage" office:value="0.88875502008032126" table:style-name="ce29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76" table:style-name="ce12">
            <text:p>46.076</text:p>
          </table:table-cell>
          <table:table-cell office:value-type="float" office:value="46076" table:style-name="ce28">
            <text:p>46.076</text:p>
          </table:table-cell>
          <table:table-cell office:value-type="float" office:value="44455" table:style-name="ce28">
            <text:p>44.45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481899470440147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742" table:style-name="ce28">
            <text:p>24.742</text:p>
          </table:table-cell>
          <table:table-cell office:value-type="float" office:value="23366" table:style-name="ce28">
            <text:p>23.366</text:p>
          </table:table-cell>
          <table:table-cell office:value-type="percentage" office:value="0.96776969412500979" table:style-name="ce29">
            <text:p>96,8%</text:p>
          </table:table-cell>
          <table:table-cell office:value-type="percentage" office:value="0.91394821246968627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134" table:style-name="ce28">
            <text:p>77.134</text:p>
          </table:table-cell>
          <table:table-cell office:value-type="float" office:value="64331" table:style-name="ce28">
            <text:p>64.331</text:p>
          </table:table-cell>
          <table:table-cell office:value-type="percentage" office:value="0.99081555318629655" table:style-name="ce29">
            <text:p>99,1%</text:p>
          </table:table-cell>
          <table:table-cell office:value-type="percentage" office:value="0.82635615101028914" table:style-name="ce29">
            <text:p>8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724" table:style-name="ce28">
            <text:p>29.724</text:p>
          </table:table-cell>
          <table:table-cell office:value-type="float" office:value="27610" table:style-name="ce28">
            <text:p>27.610</text:p>
          </table:table-cell>
          <table:table-cell office:value-type="percentage" office:value="0.99434650252567491" table:style-name="ce29">
            <text:p>99,4%</text:p>
          </table:table-cell>
          <table:table-cell office:value-type="percentage" office:value="0.92362760512494568" table:style-name="ce29">
            <text:p>92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88" table:style-name="ce28">
            <text:p>14.588</text:p>
          </table:table-cell>
          <table:table-cell office:value-type="float" office:value="14119" table:style-name="ce28">
            <text:p>14.119</text:p>
          </table:table-cell>
          <table:table-cell office:value-type="percentage" office:value="0.95809799027978459" table:style-name="ce29">
            <text:p>95,8%</text:p>
          </table:table-cell>
          <table:table-cell office:value-type="percentage" office:value="0.92729541573624064" table:style-name="ce29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24" table:style-name="ce28">
            <text:p>23.324</text:p>
          </table:table-cell>
          <table:table-cell office:value-type="float" office:value="22437" table:style-name="ce28">
            <text:p>22.437</text:p>
          </table:table-cell>
          <table:table-cell office:value-type="percentage" office:value="0.98" table:style-name="ce29">
            <text:p>98,0%</text:p>
          </table:table-cell>
          <table:table-cell office:value-type="percentage" office:value="0.94273109243697484" table:style-name="ce29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80" table:style-name="ce28">
            <text:p>3.380</text:p>
          </table:table-cell>
          <table:table-cell office:value-type="float" office:value="3272" table:style-name="ce28">
            <text:p>3.272</text:p>
          </table:table-cell>
          <table:table-cell office:value-type="percentage" office:value="0.99705014749262533" table:style-name="ce29">
            <text:p>99,7%</text:p>
          </table:table-cell>
          <table:table-cell office:value-type="percentage" office:value="0.96519174041297939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0" table:style-name="ce28">
            <text:p>11.280</text:p>
          </table:table-cell>
          <table:table-cell office:value-type="float" office:value="10795" table:style-name="ce28">
            <text:p>10.795</text:p>
          </table:table-cell>
          <table:table-cell office:value-type="percentage" office:value="0.9490954985275557" table:style-name="ce29">
            <text:p>94,9%</text:p>
          </table:table-cell>
          <table:table-cell office:value-type="percentage" office:value="0.90828775767774506" table:style-name="ce29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95" table:style-name="ce28">
            <text:p>8.095</text:p>
          </table:table-cell>
          <table:table-cell office:value-type="float" office:value="7932" table:style-name="ce28">
            <text:p>7.932</text:p>
          </table:table-cell>
          <table:table-cell office:value-type="percentage" office:value="0.97027448160134244" table:style-name="ce29">
            <text:p>97,0%</text:p>
          </table:table-cell>
          <table:table-cell office:value-type="percentage" office:value="0.9507371449119022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666" table:style-name="ce12">
            <text:p>23.666</text:p>
          </table:table-cell>
          <table:table-cell office:value-type="float" office:value="23666" table:style-name="ce28">
            <text:p>23.666</text:p>
          </table:table-cell>
          <table:table-cell office:value-type="float" office:value="20605" table:style-name="ce28">
            <text:p>20.60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7065832840361701" table:style-name="ce29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89" table:style-name="ce28">
            <text:p>189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5454545454545459" table:style-name="ce29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9" table:style-name="ce28">
            <text:p>319</text:p>
          </table:table-cell>
          <table:table-cell office:value-type="float" office:value="297" table:style-name="ce28">
            <text:p>297</text:p>
          </table:table-cell>
          <table:table-cell office:value-type="percentage" office:value="0.98153846153846158" table:style-name="ce29">
            <text:p>98,2%</text:p>
          </table:table-cell>
          <table:table-cell office:value-type="percentage" office:value="0.91384615384615386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082" table:style-name="ce23">
            <text:p>413.082</text:p>
          </table:table-cell>
          <table:table-cell office:value-type="float" office:value="408456" table:style-name="ce23">
            <text:p>408.456</text:p>
          </table:table-cell>
          <table:table-cell office:value-type="float" office:value="377804" table:style-name="ce23">
            <text:p>377.804</text:p>
          </table:table-cell>
          <table:table-cell office:value-type="percentage" office:value="0.98880125495664295" table:style-name="ce24">
            <text:p>98,9%</text:p>
          </table:table-cell>
          <table:table-cell office:value-type="percentage" office:value="0.91459807011682914" table:style-name="ce24">
            <text:p>91,5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422742" table:style-name="ce45">
            <text:p>422.742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1.0223111076717708" table:style-name="ce46">
            <text:p>102,2%</text:p>
          </table:table-cell>
          <table:table-cell office:value-type="float" office:value="490596" table:style-name="ce45">
            <text:p>490.596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0.75432092880942092" table:style-name="ce46">
            <text:p>75,4%</text:p>
          </table:table-cell>
          <table:table-cell office:value-type="float" office:value="407786" table:style-name="ce45">
            <text:p>407.786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0.44510979133261364" table:style-name="ce46">
            <text:p>44,5%</text:p>
          </table:table-cell>
          <table:table-cell office:value-type="float" office:value="150912" table:style-name="ce45">
            <text:p>150.912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0.11929604330679096" table:style-name="ce46">
            <text:p>11,9%</text:p>
          </table:table-cell>
          <table:table-cell office:value-type="float" office:value="335645" table:style-name="ce45">
            <text:p>335.645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0.11153290327811599" table:style-name="ce46">
            <text:p>11,2%</text:p>
          </table:table-cell>
          <table:table-cell office:value-type="float" office:value="29275" table:style-name="ce45">
            <text:p>29.275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4.6776683081780498E-2" table:style-name="ce46">
            <text:p>4,7%</text:p>
          </table:table-cell>
          <table:table-cell office:value-type="float" office:value="322" table:style-name="ce45">
            <text:p>322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1.7699990655284437E-3" table:style-name="ce46">
            <text:p>0,2%</text:p>
          </table:table-cell>
          <table:table-cell office:value-type="float" office:value="1837278" table:style-name="ce47">
            <text:p>1.837.278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0.26015612953050271" table:style-name="ce48">
            <text:p>26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98663" table:style-name="ce50">
            <text:p>98.663</text:p>
          </table:table-cell>
          <table:table-cell office:value-type="float" office:value="98807" table:style-name="ce50">
            <text:p>98.807</text:p>
          </table:table-cell>
          <table:table-cell office:value-type="percentage" office:value="0.99854261337759476" table:style-name="ce51">
            <text:p>99,9%</text:p>
          </table:table-cell>
          <table:table-cell office:value-type="float" office:value="89125" table:style-name="ce50">
            <text:p>89.125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0.74923290319868863" table:style-name="ce51">
            <text:p>74,9%</text:p>
          </table:table-cell>
          <table:table-cell office:value-type="float" office:value="65073" table:style-name="ce50">
            <text:p>65.073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0.41615558269967451" table:style-name="ce51">
            <text:p>41,6%</text:p>
          </table:table-cell>
          <table:table-cell office:value-type="float" office:value="27613" table:style-name="ce50">
            <text:p>27.613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0.13927249251006224" table:style-name="ce51">
            <text:p>13,9%</text:p>
          </table:table-cell>
          <table:table-cell office:value-type="float" office:value="51193" table:style-name="ce50">
            <text:p>51.193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0.11476115431433163" table:style-name="ce51">
            <text:p>11,5%</text:p>
          </table:table-cell>
          <table:table-cell office:value-type="float" office:value="5839" table:style-name="ce50">
            <text:p>5.839</text:p>
          </table:table-cell>
          <table:table-cell office:value-type="float" office:value="89180" table:style-name="ce50">
            <text:p>89.180</text:p>
          </table:table-cell>
          <table:table-cell office:value-type="percentage" office:value="6.5474321596770579E-2" table:style-name="ce51">
            <text:p>6,5%</text:p>
          </table:table-cell>
          <table:table-cell office:value-type="float" office:value="34" table:style-name="ce50">
            <text:p>34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3542579463076555E-3" table:style-name="ce51">
            <text:p>0,1%</text:p>
          </table:table-cell>
          <table:table-cell office:value-type="float" office:value="337540" table:style-name="ce52">
            <text:p>337.540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29797910244322734" table:style-name="ce53">
            <text:p>29,8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86571" table:style-name="ce50">
            <text:p>86.571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9857103818914672" table:style-name="ce51">
            <text:p>98,6%</text:p>
          </table:table-cell>
          <table:table-cell office:value-type="float" office:value="75821" table:style-name="ce50">
            <text:p>75.821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0.69402008256368475" table:style-name="ce51">
            <text:p>69,4%</text:p>
          </table:table-cell>
          <table:table-cell office:value-type="float" office:value="73233" table:style-name="ce50">
            <text:p>73.233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0.48935530430598989" table:style-name="ce51">
            <text:p>48,9%</text:p>
          </table:table-cell>
          <table:table-cell office:value-type="float" office:value="25184" table:style-name="ce50">
            <text:p>25.184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0.1548402963509484" table:style-name="ce51">
            <text:p>15,5%</text:p>
          </table:table-cell>
          <table:table-cell office:value-type="float" office:value="38420" table:style-name="ce50">
            <text:p>38.420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0.11928157841630575" table:style-name="ce51">
            <text:p>11,9%</text:p>
          </table:table-cell>
          <table:table-cell office:value-type="float" office:value="3734" table:style-name="ce50">
            <text:p>3.734</text:p>
          </table:table-cell>
          <table:table-cell office:value-type="float" office:value="54179" table:style-name="ce50">
            <text:p>54.179</text:p>
          </table:table-cell>
          <table:table-cell office:value-type="percentage" office:value="6.8919692131637719E-2" table:style-name="ce51">
            <text:p>6,9%</text:p>
          </table:table-cell>
          <table:table-cell office:value-type="float" office:value="36" table:style-name="ce50">
            <text:p>36</text:p>
          </table:table-cell>
          <table:table-cell office:value-type="float" office:value="15563" table:style-name="ce50">
            <text:p>15.563</text:p>
          </table:table-cell>
          <table:table-cell office:value-type="percentage" office:value="2.3131786930540386E-3" table:style-name="ce51">
            <text:p>0,2%</text:p>
          </table:table-cell>
          <table:table-cell office:value-type="float" office:value="302999" table:style-name="ce52">
            <text:p>302.999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33621390820553276" table:style-name="ce53">
            <text:p>33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48609" table:style-name="ce50">
            <text:p>48.609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98116749424730532" table:style-name="ce51">
            <text:p>98,1%</text:p>
          </table:table-cell>
          <table:table-cell office:value-type="float" office:value="51563" table:style-name="ce50">
            <text:p>51.563</text:p>
          </table:table-cell>
          <table:table-cell office:value-type="float" office:value="80516" table:style-name="ce50">
            <text:p>80.516</text:p>
          </table:table-cell>
          <table:table-cell office:value-type="percentage" office:value="0.64040687565204435" table:style-name="ce51">
            <text:p>64,0%</text:p>
          </table:table-cell>
          <table:table-cell office:value-type="float" office:value="57228" table:style-name="ce50">
            <text:p>57.228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0.48816439337717837" table:style-name="ce51">
            <text:p>48,8%</text:p>
          </table:table-cell>
          <table:table-cell office:value-type="float" office:value="21098" table:style-name="ce50">
            <text:p>21.098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0.12725200094090966" table:style-name="ce51">
            <text:p>12,7%</text:p>
          </table:table-cell>
          <table:table-cell office:value-type="float" office:value="43153" table:style-name="ce50">
            <text:p>43.153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9.299133290522224E-2" table:style-name="ce51">
            <text:p>9,3%</text:p>
          </table:table-cell>
          <table:table-cell office:value-type="float" office:value="3742" table:style-name="ce50">
            <text:p>3.742</text:p>
          </table:table-cell>
          <table:table-cell office:value-type="float" office:value="85839" table:style-name="ce50">
            <text:p>85.839</text:p>
          </table:table-cell>
          <table:table-cell office:value-type="percentage" office:value="4.3593238504642411E-2" table:style-name="ce51">
            <text:p>4,4%</text:p>
          </table:table-cell>
          <table:table-cell office:value-type="float" office:value="33" table:style-name="ce50">
            <text:p>33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4163090128755365E-3" table:style-name="ce51">
            <text:p>0,1%</text:p>
          </table:table-cell>
          <table:table-cell office:value-type="float" office:value="225426" table:style-name="ce52">
            <text:p>225.426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0.22856210058208681" table:style-name="ce53">
            <text:p>22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85412" table:style-name="ce50">
            <text:p>85.412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946540183518773" table:style-name="ce51">
            <text:p>94,7%</text:p>
          </table:table-cell>
          <table:table-cell office:value-type="float" office:value="100443" table:style-name="ce50">
            <text:p>100.443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64998608693401327" table:style-name="ce51">
            <text:p>65,0%</text:p>
          </table:table-cell>
          <table:table-cell office:value-type="float" office:value="132993" table:style-name="ce50">
            <text:p>132.993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0.56570619161860036" table:style-name="ce51">
            <text:p>56,6%</text:p>
          </table:table-cell>
          <table:table-cell office:value-type="float" office:value="30128" table:style-name="ce50">
            <text:p>30.128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8.5954261195051812E-2" table:style-name="ce51">
            <text:p>8,6%</text:p>
          </table:table-cell>
          <table:table-cell office:value-type="float" office:value="68280" table:style-name="ce50">
            <text:p>68.280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8.2026787248126232E-2" table:style-name="ce51">
            <text:p>8,2%</text:p>
          </table:table-cell>
          <table:table-cell office:value-type="float" office:value="6035" table:style-name="ce50">
            <text:p>6.035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3.6821457116882957E-2" table:style-name="ce51">
            <text:p>3,7%</text:p>
          </table:table-cell>
          <table:table-cell office:value-type="float" office:value="50" table:style-name="ce50">
            <text:p>50</text:p>
          </table:table-cell>
          <table:table-cell office:value-type="float" office:value="44352" table:style-name="ce50">
            <text:p>44.352</text:p>
          </table:table-cell>
          <table:table-cell office:value-type="percentage" office:value="1.1273448773448773E-3" table:style-name="ce51">
            <text:p>0,1%</text:p>
          </table:table-cell>
          <table:table-cell office:value-type="float" office:value="423341" table:style-name="ce52">
            <text:p>423.341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0.22626057370447233" table:style-name="ce53">
            <text:p>22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39977" table:style-name="ce50">
            <text:p>39.977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97405097217484526" table:style-name="ce51">
            <text:p>97,4%</text:p>
          </table:table-cell>
          <table:table-cell office:value-type="float" office:value="37073" table:style-name="ce50">
            <text:p>37.073</text:p>
          </table:table-cell>
          <table:table-cell office:value-type="float" office:value="53066" table:style-name="ce50">
            <text:p>53.066</text:p>
          </table:table-cell>
          <table:table-cell office:value-type="percentage" office:value="0.69862058568574981" table:style-name="ce51">
            <text:p>69,9%</text:p>
          </table:table-cell>
          <table:table-cell office:value-type="float" office:value="27960" table:style-name="ce50">
            <text:p>27.960</text:p>
          </table:table-cell>
          <table:table-cell office:value-type="float" office:value="77345" table:style-name="ce50">
            <text:p>77.345</text:p>
          </table:table-cell>
          <table:table-cell office:value-type="percentage" office:value="0.36149718792423557" table:style-name="ce51">
            <text:p>36,1%</text:p>
          </table:table-cell>
          <table:table-cell office:value-type="float" office:value="11486" table:style-name="ce50">
            <text:p>11.486</text:p>
          </table:table-cell>
          <table:table-cell office:value-type="float" office:value="89964" table:style-name="ce50">
            <text:p>89.964</text:p>
          </table:table-cell>
          <table:table-cell office:value-type="percentage" office:value="0.12767329153883775" table:style-name="ce51">
            <text:p>12,8%</text:p>
          </table:table-cell>
          <table:table-cell office:value-type="float" office:value="22838" table:style-name="ce50">
            <text:p>22.838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0.11757558908778271" table:style-name="ce51">
            <text:p>11,8%</text:p>
          </table:table-cell>
          <table:table-cell office:value-type="float" office:value="1590" table:style-name="ce50">
            <text:p>1.590</text:p>
          </table:table-cell>
          <table:table-cell office:value-type="float" office:value="34935" table:style-name="ce50">
            <text:p>34.935</text:p>
          </table:table-cell>
          <table:table-cell office:value-type="percentage" office:value="4.5513095749248604E-2" table:style-name="ce51">
            <text:p>4,6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140929" table:style-name="ce52">
            <text:p>140.929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281079970641265" table:style-name="ce53">
            <text:p>28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225280" table:style-name="ce50">
            <text:p>225.280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1.0072566474557023" table:style-name="ce51">
            <text:p>100,7%</text:p>
          </table:table-cell>
          <table:table-cell office:value-type="float" office:value="168526" table:style-name="ce50">
            <text:p>168.526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0.68671203292449368" table:style-name="ce51">
            <text:p>68,7%</text:p>
          </table:table-cell>
          <table:table-cell office:value-type="float" office:value="132866" table:style-name="ce50">
            <text:p>132.866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0.41706348583536057" table:style-name="ce51">
            <text:p>41,7%</text:p>
          </table:table-cell>
          <table:table-cell office:value-type="float" office:value="56974" table:style-name="ce50">
            <text:p>56.974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0.14946940381714435" table:style-name="ce51">
            <text:p>14,9%</text:p>
          </table:table-cell>
          <table:table-cell office:value-type="float" office:value="89533" table:style-name="ce50">
            <text:p>89.533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0.12116246024764869" table:style-name="ce51">
            <text:p>12,1%</text:p>
          </table:table-cell>
          <table:table-cell office:value-type="float" office:value="7904" table:style-name="ce50">
            <text:p>7.904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5.4728503967539574E-2" table:style-name="ce51">
            <text:p>5,5%</text:p>
          </table:table-cell>
          <table:table-cell office:value-type="float" office:value="98" table:style-name="ce50">
            <text:p>98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4088093599449415E-3" table:style-name="ce51">
            <text:p>0,2%</text:p>
          </table:table-cell>
          <table:table-cell office:value-type="float" office:value="681181" table:style-name="ce52">
            <text:p>681.181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32547651004145978" table:style-name="ce53">
            <text:p>32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34860" table:style-name="ce50">
            <text:p>134.860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99752947616018461" table:style-name="ce51">
            <text:p>99,8%</text:p>
          </table:table-cell>
          <table:table-cell office:value-type="float" office:value="104625" table:style-name="ce50">
            <text:p>104.625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0.65760114644156853" table:style-name="ce51">
            <text:p>65,8%</text:p>
          </table:table-cell>
          <table:table-cell office:value-type="float" office:value="94950" table:style-name="ce50">
            <text:p>94.950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0.43466517734522347" table:style-name="ce51">
            <text:p>43,5%</text:p>
          </table:table-cell>
          <table:table-cell office:value-type="float" office:value="46623" table:style-name="ce50">
            <text:p>46.623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0.15163036054612036" table:style-name="ce51">
            <text:p>15,2%</text:p>
          </table:table-cell>
          <table:table-cell office:value-type="float" office:value="76287" table:style-name="ce50">
            <text:p>76.287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0.10777054946917844" table:style-name="ce51">
            <text:p>10,8%</text:p>
          </table:table-cell>
          <table:table-cell office:value-type="float" office:value="6233" table:style-name="ce50">
            <text:p>6.233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4.1687288487004912E-2" table:style-name="ce51">
            <text:p>4,2%</text:p>
          </table:table-cell>
          <table:table-cell office:value-type="float" office:value="99" table:style-name="ce50">
            <text:p>99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336889812104617E-3" table:style-name="ce51">
            <text:p>0,2%</text:p>
          </table:table-cell>
          <table:table-cell office:value-type="float" office:value="463677" table:style-name="ce52">
            <text:p>463.677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26958529364568096" table:style-name="ce53">
            <text:p>27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442278" table:style-name="ce50">
            <text:p>442.278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98900258499628801" table:style-name="ce51">
            <text:p>98,9%</text:p>
          </table:table-cell>
          <table:table-cell office:value-type="float" office:value="336785" table:style-name="ce50">
            <text:p>336.785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0.53012630412471751" table:style-name="ce51">
            <text:p>53,0%</text:p>
          </table:table-cell>
          <table:table-cell office:value-type="float" office:value="462569" table:style-name="ce50">
            <text:p>462.569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0.55226580259412783" table:style-name="ce51">
            <text:p>55,2%</text:p>
          </table:table-cell>
          <table:table-cell office:value-type="float" office:value="138231" table:style-name="ce50">
            <text:p>138.231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0.12661067247980362" table:style-name="ce51">
            <text:p>12,7%</text:p>
          </table:table-cell>
          <table:table-cell office:value-type="float" office:value="300876" table:style-name="ce50">
            <text:p>300.876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0.10731673910856869" table:style-name="ce51">
            <text:p>10,7%</text:p>
          </table:table-cell>
          <table:table-cell office:value-type="float" office:value="36921" table:style-name="ce50">
            <text:p>36.921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6.6366956909382435E-2" table:style-name="ce51">
            <text:p>6,6%</text:p>
          </table:table-cell>
          <table:table-cell office:value-type="float" office:value="343" table:style-name="ce50">
            <text:p>343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2.1455737376770254E-3" table:style-name="ce51">
            <text:p>0,2%</text:p>
          </table:table-cell>
          <table:table-cell office:value-type="float" office:value="1718003" table:style-name="ce52">
            <text:p>1.718.003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0.26302709051821144" table:style-name="ce53">
            <text:p>26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88150" table:style-name="ce50">
            <text:p>288.150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1.0420169890536686" table:style-name="ce51">
            <text:p>104,2%</text:p>
          </table:table-cell>
          <table:table-cell office:value-type="float" office:value="269414" table:style-name="ce50">
            <text:p>269.414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0.61529431647414023" table:style-name="ce51">
            <text:p>61,5%</text:p>
          </table:table-cell>
          <table:table-cell office:value-type="float" office:value="200480" table:style-name="ce50">
            <text:p>200.480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0.34522185945916162" table:style-name="ce51">
            <text:p>34,5%</text:p>
          </table:table-cell>
          <table:table-cell office:value-type="float" office:value="93033" table:style-name="ce50">
            <text:p>93.033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0.12365917265469858" table:style-name="ce51">
            <text:p>12,4%</text:p>
          </table:table-cell>
          <table:table-cell office:value-type="float" office:value="202306" table:style-name="ce50">
            <text:p>202.306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0.1145581995586554" table:style-name="ce51">
            <text:p>11,5%</text:p>
          </table:table-cell>
          <table:table-cell office:value-type="float" office:value="17832" table:style-name="ce50">
            <text:p>17.832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5.0539347115073942E-2" table:style-name="ce51">
            <text:p>5,1%</text:p>
          </table:table-cell>
          <table:table-cell office:value-type="float" office:value="121" table:style-name="ce50">
            <text:p>121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174198682180322E-3" table:style-name="ce51">
            <text:p>0,1%</text:p>
          </table:table-cell>
          <table:table-cell office:value-type="float" office:value="1071336" table:style-name="ce52">
            <text:p>1.071.336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0.25093920439041018" table:style-name="ce53">
            <text:p>25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77019" table:style-name="ce50">
            <text:p>77.019</text:p>
          </table:table-cell>
          <table:table-cell office:value-type="float" office:value="76005" table:style-name="ce50">
            <text:p>76.005</text:p>
          </table:table-cell>
          <table:table-cell office:value-type="percentage" office:value="1.0133412275508191" table:style-name="ce51">
            <text:p>101,3%</text:p>
          </table:table-cell>
          <table:table-cell office:value-type="float" office:value="73358" table:style-name="ce50">
            <text:p>73.358</text:p>
          </table:table-cell>
          <table:table-cell office:value-type="float" office:value="91876" table:style-name="ce50">
            <text:p>91.876</text:p>
          </table:table-cell>
          <table:table-cell office:value-type="percentage" office:value="0.79844573120292572" table:style-name="ce51">
            <text:p>79,8%</text:p>
          </table:table-cell>
          <table:table-cell office:value-type="float" office:value="62300" table:style-name="ce50">
            <text:p>62.300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0.49721860858599964" table:style-name="ce51">
            <text:p>49,7%</text:p>
          </table:table-cell>
          <table:table-cell office:value-type="float" office:value="24090" table:style-name="ce50">
            <text:p>24.090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0.14236242435703481" table:style-name="ce51">
            <text:p>14,2%</text:p>
          </table:table-cell>
          <table:table-cell office:value-type="float" office:value="43005" table:style-name="ce50">
            <text:p>43.005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0.12225039655691942" table:style-name="ce51">
            <text:p>12,2%</text:p>
          </table:table-cell>
          <table:table-cell office:value-type="float" office:value="2308" table:style-name="ce50">
            <text:p>2.308</text:p>
          </table:table-cell>
          <table:table-cell office:value-type="float" office:value="76088" table:style-name="ce50">
            <text:p>76.088</text:p>
          </table:table-cell>
          <table:table-cell office:value-type="percentage" office:value="3.033329828619493E-2" table:style-name="ce51">
            <text:p>3,0%</text:p>
          </table:table-cell>
          <table:table-cell office:value-type="float" office:value="56" table:style-name="ce50">
            <text:p>56</text:p>
          </table:table-cell>
          <table:table-cell office:value-type="float" office:value="20953" table:style-name="ce50">
            <text:p>20.953</text:p>
          </table:table-cell>
          <table:table-cell office:value-type="percentage" office:value="2.6726483081181691E-3" table:style-name="ce51">
            <text:p>0,3%</text:p>
          </table:table-cell>
          <table:table-cell office:value-type="float" office:value="282136" table:style-name="ce52">
            <text:p>282.136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30962683807188879" table:style-name="ce53">
            <text:p>31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231494" table:style-name="ce50">
            <text:p>231.494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98801546721752265" table:style-name="ce51">
            <text:p>98,8%</text:p>
          </table:table-cell>
          <table:table-cell office:value-type="float" office:value="215225" table:style-name="ce50">
            <text:p>215.225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0.74276475176179069" table:style-name="ce51">
            <text:p>74,3%</text:p>
          </table:table-cell>
          <table:table-cell office:value-type="float" office:value="122028" table:style-name="ce50">
            <text:p>122.028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0.35173970316521919" table:style-name="ce51">
            <text:p>35,2%</text:p>
          </table:table-cell>
          <table:table-cell office:value-type="float" office:value="66673" table:style-name="ce50">
            <text:p>66.673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0.16426412147163388" table:style-name="ce51">
            <text:p>16,4%</text:p>
          </table:table-cell>
          <table:table-cell office:value-type="float" office:value="97474" table:style-name="ce50">
            <text:p>97.474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0.10964405109538315" table:style-name="ce51">
            <text:p>11,0%</text:p>
          </table:table-cell>
          <table:table-cell office:value-type="float" office:value="5183" table:style-name="ce50">
            <text:p>5.183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3.393237094503912E-2" table:style-name="ce51">
            <text:p>3,4%</text:p>
          </table:table-cell>
          <table:table-cell office:value-type="float" office:value="37" table:style-name="ce50">
            <text:p>37</text:p>
          </table:table-cell>
          <table:table-cell office:value-type="float" office:value="44014" table:style-name="ce50">
            <text:p>44.014</text:p>
          </table:table-cell>
          <table:table-cell office:value-type="percentage" office:value="8.4064161403189894E-4" table:style-name="ce51">
            <text:p>0,1%</text:p>
          </table:table-cell>
          <table:table-cell office:value-type="float" office:value="738114" table:style-name="ce52">
            <text:p>738.114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31241029643496709" table:style-name="ce53">
            <text:p>31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22737" table:style-name="ce50">
            <text:p>22.737</text:p>
          </table:table-cell>
          <table:table-cell office:value-type="float" office:value="22207" table:style-name="ce50">
            <text:p>22.207</text:p>
          </table:table-cell>
          <table:table-cell office:value-type="percentage" office:value="1.0238663484486874" table:style-name="ce51">
            <text:p>102,4%</text:p>
          </table:table-cell>
          <table:table-cell office:value-type="float" office:value="21498" table:style-name="ce50">
            <text:p>21.498</text:p>
          </table:table-cell>
          <table:table-cell office:value-type="float" office:value="28125" table:style-name="ce50">
            <text:p>28.125</text:p>
          </table:table-cell>
          <table:table-cell office:value-type="percentage" office:value="0.76437333333333335" table:style-name="ce51">
            <text:p>76,4%</text:p>
          </table:table-cell>
          <table:table-cell office:value-type="float" office:value="17784" table:style-name="ce50">
            <text:p>17.784</text:p>
          </table:table-cell>
          <table:table-cell office:value-type="float" office:value="37718" table:style-name="ce50">
            <text:p>37.718</text:p>
          </table:table-cell>
          <table:table-cell office:value-type="percentage" office:value="0.47149901903600405" table:style-name="ce51">
            <text:p>47,1%</text:p>
          </table:table-cell>
          <table:table-cell office:value-type="float" office:value="6854" table:style-name="ce50">
            <text:p>6.854</text:p>
          </table:table-cell>
          <table:table-cell office:value-type="float" office:value="47664" table:style-name="ce50">
            <text:p>47.664</text:p>
          </table:table-cell>
          <table:table-cell office:value-type="percentage" office:value="0.14379825444780128" table:style-name="ce51">
            <text:p>14,4%</text:p>
          </table:table-cell>
          <table:table-cell office:value-type="float" office:value="13170" table:style-name="ce50">
            <text:p>13.170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0.12237729747811704" table:style-name="ce51">
            <text:p>12,2%</text:p>
          </table:table-cell>
          <table:table-cell office:value-type="float" office:value="1306" table:style-name="ce50">
            <text:p>1.306</text:p>
          </table:table-cell>
          <table:table-cell office:value-type="float" office:value="21170" table:style-name="ce50">
            <text:p>21.170</text:p>
          </table:table-cell>
          <table:table-cell office:value-type="percentage" office:value="6.1691072272083133E-2" table:style-name="ce51">
            <text:p>6,2%</text:p>
          </table:table-cell>
          <table:table-cell office:value-type="float" office:value="9" table:style-name="ce50">
            <text:p>9</text:p>
          </table:table-cell>
          <table:table-cell office:value-type="float" office:value="6286" table:style-name="ce50">
            <text:p>6.286</text:p>
          </table:table-cell>
          <table:table-cell office:value-type="percentage" office:value="1.4317531021317213E-3" table:style-name="ce51">
            <text:p>0,1%</text:p>
          </table:table-cell>
          <table:table-cell office:value-type="float" office:value="83358" table:style-name="ce52">
            <text:p>83.358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30783491144363856" table:style-name="ce53">
            <text:p>30,8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359953" table:style-name="ce50">
            <text:p>359.953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98855054075282456" table:style-name="ce51">
            <text:p>98,9%</text:p>
          </table:table-cell>
          <table:table-cell office:value-type="float" office:value="326678" table:style-name="ce50">
            <text:p>326.678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0.62096521258133253" table:style-name="ce51">
            <text:p>62,1%</text:p>
          </table:table-cell>
          <table:table-cell office:value-type="float" office:value="346216" table:style-name="ce50">
            <text:p>346.216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0.49225746918556623" table:style-name="ce51">
            <text:p>49,2%</text:p>
          </table:table-cell>
          <table:table-cell office:value-type="float" office:value="113410" table:style-name="ce50">
            <text:p>113.410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0.11658304061645815" table:style-name="ce51">
            <text:p>11,7%</text:p>
          </table:table-cell>
          <table:table-cell office:value-type="float" office:value="277516" table:style-name="ce50">
            <text:p>277.516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0.11039977531460132" table:style-name="ce51">
            <text:p>11,0%</text:p>
          </table:table-cell>
          <table:table-cell office:value-type="float" office:value="23298" table:style-name="ce50">
            <text:p>23.298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4.8566235022388243E-2" table:style-name="ce51">
            <text:p>4,9%</text:p>
          </table:table-cell>
          <table:table-cell office:value-type="float" office:value="215" table:style-name="ce50">
            <text:p>215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1.5824997607849199E-3" table:style-name="ce51">
            <text:p>0,2%</text:p>
          </table:table-cell>
          <table:table-cell office:value-type="float" office:value="1447286" table:style-name="ce52">
            <text:p>1.447.286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0.25410495041543302" table:style-name="ce53">
            <text:p>25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71012" table:style-name="ce50">
            <text:p>71.012</text:p>
          </table:table-cell>
          <table:table-cell office:value-type="float" office:value="69771" table:style-name="ce50">
            <text:p>69.771</text:p>
          </table:table-cell>
          <table:table-cell office:value-type="percentage" office:value="1.0177867595419301" table:style-name="ce51">
            <text:p>101,8%</text:p>
          </table:table-cell>
          <table:table-cell office:value-type="float" office:value="69593" table:style-name="ce50">
            <text:p>69.593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0.67632338506691025" table:style-name="ce51">
            <text:p>67,6%</text:p>
          </table:table-cell>
          <table:table-cell office:value-type="float" office:value="58729" table:style-name="ce50">
            <text:p>58.729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0.39976448005227727" table:style-name="ce51">
            <text:p>40,0%</text:p>
          </table:table-cell>
          <table:table-cell office:value-type="float" office:value="25491" table:style-name="ce50">
            <text:p>25.491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0.11953239299245977" table:style-name="ce51">
            <text:p>12,0%</text:p>
          </table:table-cell>
          <table:table-cell office:value-type="float" office:value="58725" table:style-name="ce50">
            <text:p>58.725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0.10652771353160458" table:style-name="ce51">
            <text:p>10,7%</text:p>
          </table:table-cell>
          <table:table-cell office:value-type="float" office:value="7075" table:style-name="ce50">
            <text:p>7.075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5.9620619043204932E-2" table:style-name="ce51">
            <text:p>6,0%</text:p>
          </table:table-cell>
          <table:table-cell office:value-type="float" office:value="111" table:style-name="ce50">
            <text:p>111</text:p>
          </table:table-cell>
          <table:table-cell office:value-type="float" office:value="34712" table:style-name="ce50">
            <text:p>34.712</text:p>
          </table:table-cell>
          <table:table-cell office:value-type="percentage" office:value="3.1977414150725974E-3" table:style-name="ce51">
            <text:p>0,3%</text:p>
          </table:table-cell>
          <table:table-cell office:value-type="float" office:value="290736" table:style-name="ce52">
            <text:p>290.736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0.23494216871559032" table:style-name="ce53">
            <text:p>23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40924" table:style-name="ce50">
            <text:p>40.924</text:p>
          </table:table-cell>
          <table:table-cell office:value-type="float" office:value="41166" table:style-name="ce50">
            <text:p>41.166</text:p>
          </table:table-cell>
          <table:table-cell office:value-type="percentage" office:value="0.99412136228926784" table:style-name="ce51">
            <text:p>99,4%</text:p>
          </table:table-cell>
          <table:table-cell office:value-type="float" office:value="33613" table:style-name="ce50">
            <text:p>33.613</text:p>
          </table:table-cell>
          <table:table-cell office:value-type="float" office:value="55792" table:style-name="ce50">
            <text:p>55.792</text:p>
          </table:table-cell>
          <table:table-cell office:value-type="percentage" office:value="0.60246988815600799" table:style-name="ce51">
            <text:p>60,2%</text:p>
          </table:table-cell>
          <table:table-cell office:value-type="float" office:value="28952" table:style-name="ce50">
            <text:p>28.952</text:p>
          </table:table-cell>
          <table:table-cell office:value-type="float" office:value="73844" table:style-name="ce50">
            <text:p>73.844</text:p>
          </table:table-cell>
          <table:table-cell office:value-type="percentage" office:value="0.39206976870158711" table:style-name="ce51">
            <text:p>39,2%</text:p>
          </table:table-cell>
          <table:table-cell office:value-type="float" office:value="13772" table:style-name="ce50">
            <text:p>13.772</text:p>
          </table:table-cell>
          <table:table-cell office:value-type="float" office:value="96694" table:style-name="ce50">
            <text:p>96.694</text:p>
          </table:table-cell>
          <table:table-cell office:value-type="percentage" office:value="0.14242869257658181" table:style-name="ce51">
            <text:p>14,2%</text:p>
          </table:table-cell>
          <table:table-cell office:value-type="float" office:value="26255" table:style-name="ce50">
            <text:p>26.255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0.11772064494144233" table:style-name="ce51">
            <text:p>11,8%</text:p>
          </table:table-cell>
          <table:table-cell office:value-type="float" office:value="3287" table:style-name="ce50">
            <text:p>3.287</text:p>
          </table:table-cell>
          <table:table-cell office:value-type="float" office:value="48505" table:style-name="ce50">
            <text:p>48.505</text:p>
          </table:table-cell>
          <table:table-cell office:value-type="percentage" office:value="6.7766209669106278E-2" table:style-name="ce51">
            <text:p>6,8%</text:p>
          </table:table-cell>
          <table:table-cell office:value-type="float" office:value="5" table:style-name="ce50">
            <text:p>5</text:p>
          </table:table-cell>
          <table:table-cell office:value-type="float" office:value="13906" table:style-name="ce50">
            <text:p>13.906</text:p>
          </table:table-cell>
          <table:table-cell office:value-type="percentage" office:value="3.5955702574428305E-4" table:style-name="ce51">
            <text:p>0,0%</text:p>
          </table:table-cell>
          <table:table-cell office:value-type="float" office:value="146808" table:style-name="ce52">
            <text:p>146.808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26550679555463119" table:style-name="ce53">
            <text:p>26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156384" table:style-name="ce50">
            <text:p>156.384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9900854700854701" table:style-name="ce51">
            <text:p>99,0%</text:p>
          </table:table-cell>
          <table:table-cell office:value-type="float" office:value="89620" table:style-name="ce50">
            <text:p>89.620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0.42059123056490255" table:style-name="ce51">
            <text:p>42,1%</text:p>
          </table:table-cell>
          <table:table-cell office:value-type="float" office:value="109271" table:style-name="ce50">
            <text:p>109.271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0.3900877841203203" table:style-name="ce51">
            <text:p>39,0%</text:p>
          </table:table-cell>
          <table:table-cell office:value-type="float" office:value="51046" table:style-name="ce50">
            <text:p>51.046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0.15014545101580401" table:style-name="ce51">
            <text:p>15,0%</text:p>
          </table:table-cell>
          <table:table-cell office:value-type="float" office:value="94187" table:style-name="ce50">
            <text:p>94.187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0.12994016684854362" table:style-name="ce51">
            <text:p>13,0%</text:p>
          </table:table-cell>
          <table:table-cell office:value-type="float" office:value="12048" table:style-name="ce50">
            <text:p>12.048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8.5859053754551995E-2" table:style-name="ce51">
            <text:p>8,6%</text:p>
          </table:table-cell>
          <table:table-cell office:value-type="float" office:value="10" table:style-name="ce50">
            <text:p>10</text:p>
          </table:table-cell>
          <table:table-cell office:value-type="float" office:value="41824" table:style-name="ce50">
            <text:p>41.824</text:p>
          </table:table-cell>
          <table:table-cell office:value-type="percentage" office:value="2.3909716908951799E-4" table:style-name="ce51">
            <text:p>0,0%</text:p>
          </table:table-cell>
          <table:table-cell office:value-type="float" office:value="512566" table:style-name="ce52">
            <text:p>512.566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0.27003834841050872" table:style-name="ce53">
            <text:p>27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2245" table:style-name="ce50">
            <text:p>2.245</text:p>
          </table:table-cell>
          <table:table-cell office:value-type="float" office:value="2605" table:style-name="ce50">
            <text:p>2.605</text:p>
          </table:table-cell>
          <table:table-cell office:value-type="percentage" office:value="0.86180422264875245" table:style-name="ce51">
            <text:p>86,2%</text:p>
          </table:table-cell>
          <table:table-cell office:value-type="float" office:value="3344" table:style-name="ce50">
            <text:p>3.344</text:p>
          </table:table-cell>
          <table:table-cell office:value-type="float" office:value="4318" table:style-name="ce50">
            <text:p>4.318</text:p>
          </table:table-cell>
          <table:table-cell office:value-type="percentage" office:value="0.77443260768874478" table:style-name="ce51">
            <text:p>77,4%</text:p>
          </table:table-cell>
          <table:table-cell office:value-type="float" office:value="3518" table:style-name="ce50">
            <text:p>3.518</text:p>
          </table:table-cell>
          <table:table-cell office:value-type="float" office:value="7857" table:style-name="ce50">
            <text:p>7.857</text:p>
          </table:table-cell>
          <table:table-cell office:value-type="percentage" office:value="0.44775359551991856" table:style-name="ce51">
            <text:p>44,8%</text:p>
          </table:table-cell>
          <table:table-cell office:value-type="float" office:value="1834" table:style-name="ce50">
            <text:p>1.834</text:p>
          </table:table-cell>
          <table:table-cell office:value-type="float" office:value="11556" table:style-name="ce50">
            <text:p>11.556</text:p>
          </table:table-cell>
          <table:table-cell office:value-type="percentage" office:value="0.15870543440636897" table:style-name="ce51">
            <text:p>15,9%</text:p>
          </table:table-cell>
          <table:table-cell office:value-type="float" office:value="3585" table:style-name="ce50">
            <text:p>3.585</text:p>
          </table:table-cell>
          <table:table-cell office:value-type="float" office:value="30066" table:style-name="ce50">
            <text:p>30.066</text:p>
          </table:table-cell>
          <table:table-cell office:value-type="percentage" office:value="0.11923767711035721" table:style-name="ce51">
            <text:p>11,9%</text:p>
          </table:table-cell>
          <table:table-cell office:value-type="float" office:value="308" table:style-name="ce50">
            <text:p>308</text:p>
          </table:table-cell>
          <table:table-cell office:value-type="float" office:value="7581" table:style-name="ce50">
            <text:p>7.581</text:p>
          </table:table-cell>
          <table:table-cell office:value-type="percentage" office:value="4.0627885503231764E-2" table:style-name="ce51">
            <text:p>4,1%</text:p>
          </table:table-cell>
          <table:table-cell office:value-type="float" office:value="5" table:style-name="ce50">
            <text:p>5</text:p>
          </table:table-cell>
          <table:table-cell office:value-type="float" office:value="2175" table:style-name="ce50">
            <text:p>2.175</text:p>
          </table:table-cell>
          <table:table-cell office:value-type="percentage" office:value="2.2988505747126436E-3" table:style-name="ce51">
            <text:p>0,2%</text:p>
          </table:table-cell>
          <table:table-cell office:value-type="float" office:value="14839" table:style-name="ce52">
            <text:p>14.839</text:p>
          </table:table-cell>
          <table:table-cell office:value-type="float" office:value="66158" table:style-name="ce52">
            <text:p>66.158</text:p>
          </table:table-cell>
          <table:table-cell office:value-type="percentage" office:value="0.22429638139000574" table:style-name="ce53">
            <text:p>22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795" table:style-name="ce50">
            <text:p>1.795</text:p>
          </table:table-cell>
          <table:table-cell office:value-type="float" office:value="2349" table:style-name="ce50">
            <text:p>2.349</text:p>
          </table:table-cell>
          <table:table-cell office:value-type="percentage" office:value="0.76415495955725843" table:style-name="ce51">
            <text:p>76,4%</text:p>
          </table:table-cell>
          <table:table-cell office:value-type="float" office:value="2800" table:style-name="ce50">
            <text:p>2.800</text:p>
          </table:table-cell>
          <table:table-cell office:value-type="float" office:value="3748" table:style-name="ce50">
            <text:p>3.748</text:p>
          </table:table-cell>
          <table:table-cell office:value-type="percentage" office:value="0.74706510138740667" table:style-name="ce51">
            <text:p>74,7%</text:p>
          </table:table-cell>
          <table:table-cell office:value-type="float" office:value="4179" table:style-name="ce50">
            <text:p>4.179</text:p>
          </table:table-cell>
          <table:table-cell office:value-type="float" office:value="7827" table:style-name="ce50">
            <text:p>7.827</text:p>
          </table:table-cell>
          <table:table-cell office:value-type="percentage" office:value="0.53392104254503636" table:style-name="ce51">
            <text:p>53,4%</text:p>
          </table:table-cell>
          <table:table-cell office:value-type="float" office:value="1614" table:style-name="ce50">
            <text:p>1.614</text:p>
          </table:table-cell>
          <table:table-cell office:value-type="float" office:value="11299" table:style-name="ce50">
            <text:p>11.299</text:p>
          </table:table-cell>
          <table:table-cell office:value-type="percentage" office:value="0.14284449951323125" table:style-name="ce51">
            <text:p>14,3%</text:p>
          </table:table-cell>
          <table:table-cell office:value-type="float" office:value="3348" table:style-name="ce50">
            <text:p>3.348</text:p>
          </table:table-cell>
          <table:table-cell office:value-type="float" office:value="30095" table:style-name="ce50">
            <text:p>30.095</text:p>
          </table:table-cell>
          <table:table-cell office:value-type="percentage" office:value="0.11124771556737" table:style-name="ce51">
            <text:p>11,1%</text:p>
          </table:table-cell>
          <table:table-cell office:value-type="float" office:value="208" table:style-name="ce50">
            <text:p>208</text:p>
          </table:table-cell>
          <table:table-cell office:value-type="float" office:value="8536" table:style-name="ce50">
            <text:p>8.536</text:p>
          </table:table-cell>
          <table:table-cell office:value-type="percentage" office:value="2.4367385192127462E-2" table:style-name="ce51">
            <text:p>2,4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13950" table:style-name="ce52">
            <text:p>13.950</text:p>
          </table:table-cell>
          <table:table-cell office:value-type="float" office:value="66178" table:style-name="ce52">
            <text:p>66.178</text:p>
          </table:table-cell>
          <table:table-cell office:value-type="percentage" office:value="0.21079512829036839" table:style-name="ce53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26" table:style-name="ce55">
            <text:p>26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0" table:style-name="ce55">
            <text:p>1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133" table:style-name="ce55">
            <text:p>3.133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7894" table:style-name="ce55">
            <text:p>7.894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7611" table:style-name="ce55">
            <text:p>47.61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289" table:style-name="ce55">
            <text:p>6.289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4963" table:style-name="ce57">
            <text:p>64.963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836131" table:style-name="ce61">
            <text:p>2.836.131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1.0007434658280947" table:style-name="ce62">
            <text:p>100,1%</text:p>
          </table:table-cell>
          <table:table-cell office:value-type="float" office:value="2559710" table:style-name="ce61">
            <text:p>2.559.710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0.64638406886790423" table:style-name="ce62">
            <text:p>64,6%</text:p>
          </table:table-cell>
          <table:table-cell office:value-type="float" office:value="2411248" table:style-name="ce61">
            <text:p>2.411.248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0.45179957376691637" table:style-name="ce62">
            <text:p>45,2%</text:p>
          </table:table-cell>
          <table:table-cell office:value-type="float" office:value="913960" table:style-name="ce61">
            <text:p>913.960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0.12994742444022769" table:style-name="ce62">
            <text:p>13,0%</text:p>
          </table:table-cell>
          <table:table-cell office:value-type="float" office:value="1893407" table:style-name="ce61">
            <text:p>1.893.407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0.11333617820015943" table:style-name="ce62">
            <text:p>11,3%</text:p>
          </table:table-cell>
          <table:table-cell office:value-type="float" office:value="180415" table:style-name="ce61">
            <text:p>180.415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5.4501119083200641E-2" table:style-name="ce62">
            <text:p>5,5%</text:p>
          </table:table-cell>
          <table:table-cell office:value-type="float" office:value="1595" table:style-name="ce61">
            <text:p>1.595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6806297672722905E-3" table:style-name="ce62">
            <text:p>0,2%</text:p>
          </table:table-cell>
          <table:table-cell office:value-type="float" office:value="10796466" table:style-name="ce61">
            <text:p>10.796.466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0.26903847218659482" table:style-name="ce62">
            <text:p>26,9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388400" table:style-name="ce45">
            <text:p>388.400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0.93926232600431425" table:style-name="ce46">
            <text:p>93,9%</text:p>
          </table:table-cell>
          <table:table-cell office:value-type="float" office:value="32331" table:style-name="ce45">
            <text:p>32.331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4.9710861787167826E-2" table:style-name="ce46">
            <text:p>5,0%</text:p>
          </table:table-cell>
          <table:table-cell office:value-type="float" office:value="44846" table:style-name="ce45">
            <text:p>44.846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4.8950659664879111E-2" table:style-name="ce46">
            <text:p>4,9%</text:p>
          </table:table-cell>
          <table:table-cell office:value-type="float" office:value="73989" table:style-name="ce45">
            <text:p>73.989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5.8488357110277223E-2" table:style-name="ce46">
            <text:p>5,8%</text:p>
          </table:table-cell>
          <table:table-cell office:value-type="float" office:value="138031" table:style-name="ce45">
            <text:p>138.031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4.5866907513538502E-2" table:style-name="ce46">
            <text:p>4,6%</text:p>
          </table:table-cell>
          <table:table-cell office:value-type="float" office:value="13012" table:style-name="ce45">
            <text:p>13.012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2.0791057224940322E-2" table:style-name="ce46">
            <text:p>2,1%</text:p>
          </table:table-cell>
          <table:table-cell office:value-type="float" office:value="151" table:style-name="ce45">
            <text:p>151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8.3003061768569875E-4" table:style-name="ce46">
            <text:p>0,1%</text:p>
          </table:table-cell>
          <table:table-cell office:value-type="float" office:value="690760" table:style-name="ce47">
            <text:p>690.760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9.7810700413595575E-2" table:style-name="ce48">
            <text:p>9,8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72744" table:style-name="ce50">
            <text:p>72.744</text:p>
          </table:table-cell>
          <table:table-cell office:value-type="float" office:value="98807" table:style-name="ce50">
            <text:p>98.807</text:p>
          </table:table-cell>
          <table:table-cell office:value-type="percentage" office:value="0.73622314208507489" table:style-name="ce51">
            <text:p>73,6%</text:p>
          </table:table-cell>
          <table:table-cell office:value-type="float" office:value="4908" table:style-name="ce50">
            <text:p>4.908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4.1259299735193981E-2" table:style-name="ce51">
            <text:p>4,1%</text:p>
          </table:table-cell>
          <table:table-cell office:value-type="float" office:value="12561" table:style-name="ce50">
            <text:p>12.561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8.0330248709766128E-2" table:style-name="ce51">
            <text:p>8,0%</text:p>
          </table:table-cell>
          <table:table-cell office:value-type="float" office:value="14295" table:style-name="ce50">
            <text:p>14.295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7.2100107935803417E-2" table:style-name="ce51">
            <text:p>7,2%</text:p>
          </table:table-cell>
          <table:table-cell office:value-type="float" office:value="22011" table:style-name="ce50">
            <text:p>22.011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4.9342835301950536E-2" table:style-name="ce51">
            <text:p>4,9%</text:p>
          </table:table-cell>
          <table:table-cell office:value-type="float" office:value="1478" table:style-name="ce50">
            <text:p>1.478</text:p>
          </table:table-cell>
          <table:table-cell office:value-type="float" office:value="89180" table:style-name="ce50">
            <text:p>89.180</text:p>
          </table:table-cell>
          <table:table-cell office:value-type="percentage" office:value="1.6573222695671675E-2" table:style-name="ce51">
            <text:p>1,7%</text:p>
          </table:table-cell>
          <table:table-cell office:value-type="float" office:value="27" table:style-name="ce50">
            <text:p>27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0754401338325501E-3" table:style-name="ce51">
            <text:p>0,1%</text:p>
          </table:table-cell>
          <table:table-cell office:value-type="float" office:value="128024" table:style-name="ce52">
            <text:p>128.024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11301912843275387" table:style-name="ce53">
            <text:p>11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71371" table:style-name="ce50">
            <text:p>71.371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81264090360485508" table:style-name="ce51">
            <text:p>81,3%</text:p>
          </table:table-cell>
          <table:table-cell office:value-type="float" office:value="6295" table:style-name="ce50">
            <text:p>6.295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5.7620664720043201E-2" table:style-name="ce51">
            <text:p>5,8%</text:p>
          </table:table-cell>
          <table:table-cell office:value-type="float" office:value="10999" table:style-name="ce50">
            <text:p>10.999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7.3497180124555639E-2" table:style-name="ce51">
            <text:p>7,3%</text:p>
          </table:table-cell>
          <table:table-cell office:value-type="float" office:value="14378" table:style-name="ce50">
            <text:p>14.378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8.8401119001506351E-2" table:style-name="ce51">
            <text:p>8,8%</text:p>
          </table:table-cell>
          <table:table-cell office:value-type="float" office:value="22126" table:style-name="ce50">
            <text:p>22.126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6.8694018845371713E-2" table:style-name="ce51">
            <text:p>6,9%</text:p>
          </table:table-cell>
          <table:table-cell office:value-type="float" office:value="2499" table:style-name="ce50">
            <text:p>2.499</text:p>
          </table:table-cell>
          <table:table-cell office:value-type="float" office:value="54179" table:style-name="ce50">
            <text:p>54.179</text:p>
          </table:table-cell>
          <table:table-cell office:value-type="percentage" office:value="4.6124882334483842E-2" table:style-name="ce51">
            <text:p>4,6%</text:p>
          </table:table-cell>
          <table:table-cell office:value-type="float" office:value="29" table:style-name="ce50">
            <text:p>29</text:p>
          </table:table-cell>
          <table:table-cell office:value-type="float" office:value="15563" table:style-name="ce50">
            <text:p>15.563</text:p>
          </table:table-cell>
          <table:table-cell office:value-type="percentage" office:value="1.8633939471824198E-3" table:style-name="ce51">
            <text:p>0,2%</text:p>
          </table:table-cell>
          <table:table-cell office:value-type="float" office:value="127697" table:style-name="ce52">
            <text:p>127.697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14169521165456625" table:style-name="ce53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36498" table:style-name="ce50">
            <text:p>36.498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73670824754753539" table:style-name="ce51">
            <text:p>73,7%</text:p>
          </table:table-cell>
          <table:table-cell office:value-type="float" office:value="6111" table:style-name="ce50">
            <text:p>6.111</text:p>
          </table:table-cell>
          <table:table-cell office:value-type="float" office:value="80516" table:style-name="ce50">
            <text:p>80.516</text:p>
          </table:table-cell>
          <table:table-cell office:value-type="percentage" office:value="7.5897958169804755E-2" table:style-name="ce51">
            <text:p>7,6%</text:p>
          </table:table-cell>
          <table:table-cell office:value-type="float" office:value="5171" table:style-name="ce50">
            <text:p>5.171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4.4109493222782369E-2" table:style-name="ce51">
            <text:p>4,4%</text:p>
          </table:table-cell>
          <table:table-cell office:value-type="float" office:value="7840" table:style-name="ce50">
            <text:p>7.840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4.7286742220908701E-2" table:style-name="ce51">
            <text:p>4,7%</text:p>
          </table:table-cell>
          <table:table-cell office:value-type="float" office:value="18139" table:style-name="ce50">
            <text:p>18.139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3.9088123364953216E-2" table:style-name="ce51">
            <text:p>3,9%</text:p>
          </table:table-cell>
          <table:table-cell office:value-type="float" office:value="1321" table:style-name="ce50">
            <text:p>1.321</text:p>
          </table:table-cell>
          <table:table-cell office:value-type="float" office:value="85839" table:style-name="ce50">
            <text:p>85.839</text:p>
          </table:table-cell>
          <table:table-cell office:value-type="percentage" office:value="1.5389275271147147E-2" table:style-name="ce51">
            <text:p>1,5%</text:p>
          </table:table-cell>
          <table:table-cell office:value-type="float" office:value="31" table:style-name="ce50">
            <text:p>31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3304721030042918E-3" table:style-name="ce51">
            <text:p>0,1%</text:p>
          </table:table-cell>
          <table:table-cell office:value-type="float" office:value="75111" table:style-name="ce52">
            <text:p>75.111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7.6155935592261415E-2" table:style-name="ce53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55101" table:style-name="ce50">
            <text:p>55.101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61063212021809476" table:style-name="ce51">
            <text:p>61,1%</text:p>
          </table:table-cell>
          <table:table-cell office:value-type="float" office:value="21095" table:style-name="ce50">
            <text:p>21.095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13650982650730273" table:style-name="ce51">
            <text:p>13,7%</text:p>
          </table:table-cell>
          <table:table-cell office:value-type="float" office:value="10018" table:style-name="ce50">
            <text:p>10.018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4.2613104656900276E-2" table:style-name="ce51">
            <text:p>4,3%</text:p>
          </table:table-cell>
          <table:table-cell office:value-type="float" office:value="17638" table:style-name="ce50">
            <text:p>17.638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5.032067375724654E-2" table:style-name="ce51">
            <text:p>5,0%</text:p>
          </table:table-cell>
          <table:table-cell office:value-type="float" office:value="35468" table:style-name="ce50">
            <text:p>35.468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4.2608759374876112E-2" table:style-name="ce51">
            <text:p>4,3%</text:p>
          </table:table-cell>
          <table:table-cell office:value-type="float" office:value="2485" table:style-name="ce50">
            <text:p>2.485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1.5161776459892983E-2" table:style-name="ce51">
            <text:p>1,5%</text:p>
          </table:table-cell>
          <table:table-cell office:value-type="float" office:value="25" table:style-name="ce50">
            <text:p>25</text:p>
          </table:table-cell>
          <table:table-cell office:value-type="float" office:value="44352" table:style-name="ce50">
            <text:p>44.352</text:p>
          </table:table-cell>
          <table:table-cell office:value-type="percentage" office:value="5.6367243867243863E-4" table:style-name="ce51">
            <text:p>0,1%</text:p>
          </table:table-cell>
          <table:table-cell office:value-type="float" office:value="141830" table:style-name="ce52">
            <text:p>141.830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7.5803045697216451E-2" table:style-name="ce53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32534" table:style-name="ce50">
            <text:p>32.534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79270016081087669" table:style-name="ce51">
            <text:p>79,3%</text:p>
          </table:table-cell>
          <table:table-cell office:value-type="float" office:value="1865" table:style-name="ce50">
            <text:p>1.865</text:p>
          </table:table-cell>
          <table:table-cell office:value-type="float" office:value="53066" table:style-name="ce50">
            <text:p>53.066</text:p>
          </table:table-cell>
          <table:table-cell office:value-type="percentage" office:value="3.5144913880827647E-2" table:style-name="ce51">
            <text:p>3,5%</text:p>
          </table:table-cell>
          <table:table-cell office:value-type="float" office:value="3915" table:style-name="ce50">
            <text:p>3.915</text:p>
          </table:table-cell>
          <table:table-cell office:value-type="float" office:value="77345" table:style-name="ce50">
            <text:p>77.345</text:p>
          </table:table-cell>
          <table:table-cell office:value-type="percentage" office:value="5.0617363759777621E-2" table:style-name="ce51">
            <text:p>5,1%</text:p>
          </table:table-cell>
          <table:table-cell office:value-type="float" office:value="5867" table:style-name="ce50">
            <text:p>5.867</text:p>
          </table:table-cell>
          <table:table-cell office:value-type="float" office:value="89964" table:style-name="ce50">
            <text:p>89.964</text:p>
          </table:table-cell>
          <table:table-cell office:value-type="percentage" office:value="6.5214974878840426E-2" table:style-name="ce51">
            <text:p>6,5%</text:p>
          </table:table-cell>
          <table:table-cell office:value-type="float" office:value="11259" table:style-name="ce50">
            <text:p>11.259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5.7964075555624196E-2" table:style-name="ce51">
            <text:p>5,8%</text:p>
          </table:table-cell>
          <table:table-cell office:value-type="float" office:value="653" table:style-name="ce50">
            <text:p>653</text:p>
          </table:table-cell>
          <table:table-cell office:value-type="float" office:value="34935" table:style-name="ce50">
            <text:p>34.935</text:p>
          </table:table-cell>
          <table:table-cell office:value-type="percentage" office:value="1.8691856304565622E-2" table:style-name="ce51">
            <text:p>1,9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56098" table:style-name="ce52">
            <text:p>56.098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11188629872512884" table:style-name="ce53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163619" table:style-name="ce50">
            <text:p>163.619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0.73156216885677627" table:style-name="ce51">
            <text:p>73,2%</text:p>
          </table:table-cell>
          <table:table-cell office:value-type="float" office:value="16298" table:style-name="ce50">
            <text:p>16.298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6.6411311682490523E-2" table:style-name="ce51">
            <text:p>6,6%</text:p>
          </table:table-cell>
          <table:table-cell office:value-type="float" office:value="20792" table:style-name="ce50">
            <text:p>20.792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6.5265636035470448E-2" table:style-name="ce51">
            <text:p>6,5%</text:p>
          </table:table-cell>
          <table:table-cell office:value-type="float" office:value="30715" table:style-name="ce50">
            <text:p>30.715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8.0579786187446711E-2" table:style-name="ce51">
            <text:p>8,1%</text:p>
          </table:table-cell>
          <table:table-cell office:value-type="float" office:value="43124" table:style-name="ce50">
            <text:p>43.124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5.8358481629338925E-2" table:style-name="ce51">
            <text:p>5,8%</text:p>
          </table:table-cell>
          <table:table-cell office:value-type="float" office:value="2745" table:style-name="ce50">
            <text:p>2.745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1.9006799518078963E-2" table:style-name="ce51">
            <text:p>1,9%</text:p>
          </table:table-cell>
          <table:table-cell office:value-type="float" office:value="90" table:style-name="ce50">
            <text:p>90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2121718611739258E-3" table:style-name="ce51">
            <text:p>0,2%</text:p>
          </table:table-cell>
          <table:table-cell office:value-type="float" office:value="277383" table:style-name="ce52">
            <text:p>277.383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13253694801356794" table:style-name="ce53">
            <text:p>13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05824" table:style-name="ce50">
            <text:p>105.824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78275663121144434" table:style-name="ce51">
            <text:p>78,3%</text:p>
          </table:table-cell>
          <table:table-cell office:value-type="float" office:value="8733" table:style-name="ce50">
            <text:p>8.733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5.488966128434139E-2" table:style-name="ce51">
            <text:p>5,5%</text:p>
          </table:table-cell>
          <table:table-cell office:value-type="float" office:value="14250" table:style-name="ce50">
            <text:p>14.250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6.5234110344069882E-2" table:style-name="ce51">
            <text:p>6,5%</text:p>
          </table:table-cell>
          <table:table-cell office:value-type="float" office:value="23050" table:style-name="ce50">
            <text:p>23.050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7.4964712922550553E-2" table:style-name="ce51">
            <text:p>7,5%</text:p>
          </table:table-cell>
          <table:table-cell office:value-type="float" office:value="35753" table:style-name="ce50">
            <text:p>35.753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5.050821837497263E-2" table:style-name="ce51">
            <text:p>5,1%</text:p>
          </table:table-cell>
          <table:table-cell office:value-type="float" office:value="3674" table:style-name="ce50">
            <text:p>3.674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2.4572292299254939E-2" table:style-name="ce51">
            <text:p>2,5%</text:p>
          </table:table-cell>
          <table:table-cell office:value-type="float" office:value="86" table:style-name="ce50">
            <text:p>86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0300254933434047E-3" table:style-name="ce51">
            <text:p>0,2%</text:p>
          </table:table-cell>
          <table:table-cell office:value-type="float" office:value="191370" table:style-name="ce52">
            <text:p>191.370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11126395668746555" table:style-name="ce53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313079" table:style-name="ce50">
            <text:p>313.079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70009347131906363" table:style-name="ce51">
            <text:p>70,0%</text:p>
          </table:table-cell>
          <table:table-cell office:value-type="float" office:value="38938" table:style-name="ce50">
            <text:p>38.938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6.1291500601298302E-2" table:style-name="ce51">
            <text:p>6,1%</text:p>
          </table:table-cell>
          <table:table-cell office:value-type="float" office:value="55654" table:style-name="ce50">
            <text:p>55.654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6.6445872891554764E-2" table:style-name="ce51">
            <text:p>6,6%</text:p>
          </table:table-cell>
          <table:table-cell office:value-type="float" office:value="71793" table:style-name="ce50">
            <text:p>71.793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6.5757753393540827E-2" table:style-name="ce51">
            <text:p>6,6%</text:p>
          </table:table-cell>
          <table:table-cell office:value-type="float" office:value="132508" table:style-name="ce50">
            <text:p>132.508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4.7263080025652493E-2" table:style-name="ce51">
            <text:p>4,7%</text:p>
          </table:table-cell>
          <table:table-cell office:value-type="float" office:value="17330" table:style-name="ce50">
            <text:p>17.330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3.1151360018406803E-2" table:style-name="ce51">
            <text:p>3,1%</text:p>
          </table:table-cell>
          <table:table-cell office:value-type="float" office:value="256" table:style-name="ce50">
            <text:p>256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1.6013611569834359E-3" table:style-name="ce51">
            <text:p>0,2%</text:p>
          </table:table-cell>
          <table:table-cell office:value-type="float" office:value="629558" table:style-name="ce52">
            <text:p>629.558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9.6385634397881823E-2" table:style-name="ce53">
            <text:p>9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38288" table:style-name="ce50">
            <text:p>238.288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0.86170447436272968" table:style-name="ce51">
            <text:p>86,2%</text:p>
          </table:table-cell>
          <table:table-cell office:value-type="float" office:value="17498" table:style-name="ce50">
            <text:p>17.498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3.9962362570855656E-2" table:style-name="ce51">
            <text:p>4,0%</text:p>
          </table:table-cell>
          <table:table-cell office:value-type="float" office:value="24673" table:style-name="ce50">
            <text:p>24.673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4.2486327506164677E-2" table:style-name="ce51">
            <text:p>4,2%</text:p>
          </table:table-cell>
          <table:table-cell office:value-type="float" office:value="34838" table:style-name="ce50">
            <text:p>34.838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4.6306560649924104E-2" table:style-name="ce51">
            <text:p>4,6%</text:p>
          </table:table-cell>
          <table:table-cell office:value-type="float" office:value="69709" table:style-name="ce50">
            <text:p>69.709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3.9473557546658572E-2" table:style-name="ce51">
            <text:p>3,9%</text:p>
          </table:table-cell>
          <table:table-cell office:value-type="float" office:value="5507" table:style-name="ce50">
            <text:p>5.507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1.5607906267536576E-2" table:style-name="ce51">
            <text:p>1,6%</text:p>
          </table:table-cell>
          <table:table-cell office:value-type="float" office:value="109" table:style-name="ce50">
            <text:p>109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0577492260963231E-3" table:style-name="ce51">
            <text:p>0,1%</text:p>
          </table:table-cell>
          <table:table-cell office:value-type="float" office:value="390622" table:style-name="ce52">
            <text:p>390.622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9.1495454178139063E-2" table:style-name="ce53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67898" table:style-name="ce50">
            <text:p>67.898</text:p>
          </table:table-cell>
          <table:table-cell office:value-type="float" office:value="76005" table:style-name="ce50">
            <text:p>76.005</text:p>
          </table:table-cell>
          <table:table-cell office:value-type="percentage" office:value="0.89333596473916188" table:style-name="ce51">
            <text:p>89,3%</text:p>
          </table:table-cell>
          <table:table-cell office:value-type="float" office:value="5224" table:style-name="ce50">
            <text:p>5.224</text:p>
          </table:table-cell>
          <table:table-cell office:value-type="float" office:value="91876" table:style-name="ce50">
            <text:p>91.876</text:p>
          </table:table-cell>
          <table:table-cell office:value-type="percentage" office:value="5.6859245069441421E-2" table:style-name="ce51">
            <text:p>5,7%</text:p>
          </table:table-cell>
          <table:table-cell office:value-type="float" office:value="7991" table:style-name="ce50">
            <text:p>7.991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6.3776467114136814E-2" table:style-name="ce51">
            <text:p>6,4%</text:p>
          </table:table-cell>
          <table:table-cell office:value-type="float" office:value="13202" table:style-name="ce50">
            <text:p>13.202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7.8018627080181549E-2" table:style-name="ce51">
            <text:p>7,8%</text:p>
          </table:table-cell>
          <table:table-cell office:value-type="float" office:value="20001" table:style-name="ce50">
            <text:p>20.001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5.6856881328565173E-2" table:style-name="ce51">
            <text:p>5,7%</text:p>
          </table:table-cell>
          <table:table-cell office:value-type="float" office:value="924" table:style-name="ce50">
            <text:p>924</text:p>
          </table:table-cell>
          <table:table-cell office:value-type="float" office:value="76088" table:style-name="ce50">
            <text:p>76.088</text:p>
          </table:table-cell>
          <table:table-cell office:value-type="percentage" office:value="1.2143833455998317E-2" table:style-name="ce51">
            <text:p>1,2%</text:p>
          </table:table-cell>
          <table:table-cell office:value-type="float" office:value="41" table:style-name="ce50">
            <text:p>41</text:p>
          </table:table-cell>
          <table:table-cell office:value-type="float" office:value="20953" table:style-name="ce50">
            <text:p>20.953</text:p>
          </table:table-cell>
          <table:table-cell office:value-type="percentage" office:value="1.9567603684436598E-3" table:style-name="ce51">
            <text:p>0,2%</text:p>
          </table:table-cell>
          <table:table-cell office:value-type="float" office:value="115281" table:style-name="ce52">
            <text:p>115.281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12651377888594653" table:style-name="ce53">
            <text:p>12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162967" table:style-name="ce50">
            <text:p>162.967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69554250497221537" table:style-name="ce51">
            <text:p>69,6%</text:p>
          </table:table-cell>
          <table:table-cell office:value-type="float" office:value="5121" table:style-name="ce50">
            <text:p>5.121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1.7673124840386249E-2" table:style-name="ce51">
            <text:p>1,8%</text:p>
          </table:table-cell>
          <table:table-cell office:value-type="float" office:value="17019" table:style-name="ce50">
            <text:p>17.019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4.9056429738821135E-2" table:style-name="ce51">
            <text:p>4,9%</text:p>
          </table:table-cell>
          <table:table-cell office:value-type="float" office:value="23952" table:style-name="ce50">
            <text:p>23.952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5.901120749761634E-2" table:style-name="ce51">
            <text:p>5,9%</text:p>
          </table:table-cell>
          <table:table-cell office:value-type="float" office:value="39599" table:style-name="ce50">
            <text:p>39.599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4.4543106667686537E-2" table:style-name="ce51">
            <text:p>4,5%</text:p>
          </table:table-cell>
          <table:table-cell office:value-type="float" office:value="1623" table:style-name="ce50">
            <text:p>1.623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1.0625552391240302E-2" table:style-name="ce51">
            <text:p>1,1%</text:p>
          </table:table-cell>
          <table:table-cell office:value-type="float" office:value="3" table:style-name="ce50">
            <text:p>3</text:p>
          </table:table-cell>
          <table:table-cell office:value-type="float" office:value="44014" table:style-name="ce50">
            <text:p>44.014</text:p>
          </table:table-cell>
          <table:table-cell office:value-type="percentage" office:value="6.8160130867451259E-5" table:style-name="ce51">
            <text:p>0,0%</text:p>
          </table:table-cell>
          <table:table-cell office:value-type="float" office:value="250284" table:style-name="ce52">
            <text:p>250.284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10593390537630949" table:style-name="ce53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15983" table:style-name="ce50">
            <text:p>15.983</text:p>
          </table:table-cell>
          <table:table-cell office:value-type="float" office:value="22207" table:style-name="ce50">
            <text:p>22.207</text:p>
          </table:table-cell>
          <table:table-cell office:value-type="percentage" office:value="0.71972801368937722" table:style-name="ce51">
            <text:p>72,0%</text:p>
          </table:table-cell>
          <table:table-cell office:value-type="float" office:value="728" table:style-name="ce50">
            <text:p>728</text:p>
          </table:table-cell>
          <table:table-cell office:value-type="float" office:value="28125" table:style-name="ce50">
            <text:p>28.125</text:p>
          </table:table-cell>
          <table:table-cell office:value-type="percentage" office:value="2.5884444444444446E-2" table:style-name="ce51">
            <text:p>2,6%</text:p>
          </table:table-cell>
          <table:table-cell office:value-type="float" office:value="2463" table:style-name="ce50">
            <text:p>2.463</text:p>
          </table:table-cell>
          <table:table-cell office:value-type="float" office:value="37718" table:style-name="ce50">
            <text:p>37.718</text:p>
          </table:table-cell>
          <table:table-cell office:value-type="percentage" office:value="6.53003870830903E-2" table:style-name="ce51">
            <text:p>6,5%</text:p>
          </table:table-cell>
          <table:table-cell office:value-type="float" office:value="3418" table:style-name="ce50">
            <text:p>3.418</text:p>
          </table:table-cell>
          <table:table-cell office:value-type="float" office:value="47664" table:style-name="ce50">
            <text:p>47.664</text:p>
          </table:table-cell>
          <table:table-cell office:value-type="percentage" office:value="7.1710305471634775E-2" table:style-name="ce51">
            <text:p>7,2%</text:p>
          </table:table-cell>
          <table:table-cell office:value-type="float" office:value="4727" table:style-name="ce50">
            <text:p>4.727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4.3923878905015888E-2" table:style-name="ce51">
            <text:p>4,4%</text:p>
          </table:table-cell>
          <table:table-cell office:value-type="float" office:value="392" table:style-name="ce50">
            <text:p>392</text:p>
          </table:table-cell>
          <table:table-cell office:value-type="float" office:value="21170" table:style-name="ce50">
            <text:p>21.170</text:p>
          </table:table-cell>
          <table:table-cell office:value-type="percentage" office:value="1.8516769012753898E-2" table:style-name="ce51">
            <text:p>1,9%</text:p>
          </table:table-cell>
          <table:table-cell office:value-type="float" office:value="7" table:style-name="ce50">
            <text:p>7</text:p>
          </table:table-cell>
          <table:table-cell office:value-type="float" office:value="6286" table:style-name="ce50">
            <text:p>6.286</text:p>
          </table:table-cell>
          <table:table-cell office:value-type="percentage" office:value="1.1135857461024498E-3" table:style-name="ce51">
            <text:p>0,1%</text:p>
          </table:table-cell>
          <table:table-cell office:value-type="float" office:value="27718" table:style-name="ce52">
            <text:p>27.718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10236051819135264" table:style-name="ce53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246682" table:style-name="ce50">
            <text:p>246.682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67747073782962852" table:style-name="ce51">
            <text:p>67,7%</text:p>
          </table:table-cell>
          <table:table-cell office:value-type="float" office:value="13992" table:style-name="ce50">
            <text:p>13.992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2.659666477215486E-2" table:style-name="ce51">
            <text:p>2,7%</text:p>
          </table:table-cell>
          <table:table-cell office:value-type="float" office:value="32060" table:style-name="ce50">
            <text:p>32.060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4.5583608100403371E-2" table:style-name="ce51">
            <text:p>4,6%</text:p>
          </table:table-cell>
          <table:table-cell office:value-type="float" office:value="52208" table:style-name="ce50">
            <text:p>52.208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5.3668701036099518E-2" table:style-name="ce51">
            <text:p>5,4%</text:p>
          </table:table-cell>
          <table:table-cell office:value-type="float" office:value="112521" table:style-name="ce50">
            <text:p>112.521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4.476243934826913E-2" table:style-name="ce51">
            <text:p>4,5%</text:p>
          </table:table-cell>
          <table:table-cell office:value-type="float" office:value="13971" table:style-name="ce50">
            <text:p>13.971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2.9123481393157617E-2" table:style-name="ce51">
            <text:p>2,9%</text:p>
          </table:table-cell>
          <table:table-cell office:value-type="float" office:value="73" table:style-name="ce50">
            <text:p>73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5.373138722665077E-4" table:style-name="ce51">
            <text:p>0,1%</text:p>
          </table:table-cell>
          <table:table-cell office:value-type="float" office:value="471507" table:style-name="ce52">
            <text:p>471.507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8.2784095787238721E-2" table:style-name="ce53">
            <text:p>8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59491" table:style-name="ce50">
            <text:p>59.491</text:p>
          </table:table-cell>
          <table:table-cell office:value-type="float" office:value="69771" table:style-name="ce50">
            <text:p>69.771</text:p>
          </table:table-cell>
          <table:table-cell office:value-type="percentage" office:value="0.85266084763010419" table:style-name="ce51">
            <text:p>85,3%</text:p>
          </table:table-cell>
          <table:table-cell office:value-type="float" office:value="2901" table:style-name="ce50">
            <text:p>2.901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2.819269380654817E-2" table:style-name="ce51">
            <text:p>2,8%</text:p>
          </table:table-cell>
          <table:table-cell office:value-type="float" office:value="7588" table:style-name="ce50">
            <text:p>7.588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5.1651022061276031E-2" table:style-name="ce51">
            <text:p>5,2%</text:p>
          </table:table-cell>
          <table:table-cell office:value-type="float" office:value="13961" table:style-name="ce50">
            <text:p>13.961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6.5465918895599648E-2" table:style-name="ce51">
            <text:p>6,5%</text:p>
          </table:table-cell>
          <table:table-cell office:value-type="float" office:value="27780" table:style-name="ce50">
            <text:p>27.780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5.0393186579957006E-2" table:style-name="ce51">
            <text:p>5,0%</text:p>
          </table:table-cell>
          <table:table-cell office:value-type="float" office:value="2532" table:style-name="ce50">
            <text:p>2.532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2.133701871623956E-2" table:style-name="ce51">
            <text:p>2,1%</text:p>
          </table:table-cell>
          <table:table-cell office:value-type="float" office:value="98" table:style-name="ce50">
            <text:p>98</text:p>
          </table:table-cell>
          <table:table-cell office:value-type="float" office:value="34712" table:style-name="ce50">
            <text:p>34.712</text:p>
          </table:table-cell>
          <table:table-cell office:value-type="percentage" office:value="2.823231159253284E-3" table:style-name="ce51">
            <text:p>0,3%</text:p>
          </table:table-cell>
          <table:table-cell office:value-type="float" office:value="114351" table:style-name="ce52">
            <text:p>114.351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9.2406416593736135E-2" table:style-name="ce53">
            <text:p>9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32800" table:style-name="ce50">
            <text:p>32.800</text:p>
          </table:table-cell>
          <table:table-cell office:value-type="float" office:value="41166" table:style-name="ce50">
            <text:p>41.166</text:p>
          </table:table-cell>
          <table:table-cell office:value-type="percentage" office:value="0.79677403682650727" table:style-name="ce51">
            <text:p>79,7%</text:p>
          </table:table-cell>
          <table:table-cell office:value-type="float" office:value="2669" table:style-name="ce50">
            <text:p>2.669</text:p>
          </table:table-cell>
          <table:table-cell office:value-type="float" office:value="55792" table:style-name="ce50">
            <text:p>55.792</text:p>
          </table:table-cell>
          <table:table-cell office:value-type="percentage" office:value="4.7838399770576426E-2" table:style-name="ce51">
            <text:p>4,8%</text:p>
          </table:table-cell>
          <table:table-cell office:value-type="float" office:value="4082" table:style-name="ce50">
            <text:p>4.082</text:p>
          </table:table-cell>
          <table:table-cell office:value-type="float" office:value="73844" table:style-name="ce50">
            <text:p>73.844</text:p>
          </table:table-cell>
          <table:table-cell office:value-type="percentage" office:value="5.5278695628622504E-2" table:style-name="ce51">
            <text:p>5,5%</text:p>
          </table:table-cell>
          <table:table-cell office:value-type="float" office:value="7622" table:style-name="ce50">
            <text:p>7.622</text:p>
          </table:table-cell>
          <table:table-cell office:value-type="float" office:value="96694" table:style-name="ce50">
            <text:p>96.694</text:p>
          </table:table-cell>
          <table:table-cell office:value-type="percentage" office:value="7.882598713467226E-2" table:style-name="ce51">
            <text:p>7,9%</text:p>
          </table:table-cell>
          <table:table-cell office:value-type="float" office:value="12423" table:style-name="ce50">
            <text:p>12.423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5.5701526265760352E-2" table:style-name="ce51">
            <text:p>5,6%</text:p>
          </table:table-cell>
          <table:table-cell office:value-type="float" office:value="916" table:style-name="ce50">
            <text:p>916</text:p>
          </table:table-cell>
          <table:table-cell office:value-type="float" office:value="48505" table:style-name="ce50">
            <text:p>48.505</text:p>
          </table:table-cell>
          <table:table-cell office:value-type="percentage" office:value="1.8884651066900321E-2" table:style-name="ce51">
            <text:p>1,9%</text:p>
          </table:table-cell>
          <table:table-cell office:value-type="float" office:value="4" table:style-name="ce50">
            <text:p>4</text:p>
          </table:table-cell>
          <table:table-cell office:value-type="float" office:value="13906" table:style-name="ce50">
            <text:p>13.906</text:p>
          </table:table-cell>
          <table:table-cell office:value-type="percentage" office:value="2.8764562059542645E-4" table:style-name="ce51">
            <text:p>0,0%</text:p>
          </table:table-cell>
          <table:table-cell office:value-type="float" office:value="60516" table:style-name="ce52">
            <text:p>60.516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10944505231175454" table:style-name="ce53">
            <text:p>10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98987" table:style-name="ce50">
            <text:p>98.987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62669832225387778" table:style-name="ce51">
            <text:p>62,7%</text:p>
          </table:table-cell>
          <table:table-cell office:value-type="float" office:value="7047" table:style-name="ce50">
            <text:p>7.047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3.3071930392667578E-2" table:style-name="ce51">
            <text:p>3,3%</text:p>
          </table:table-cell>
          <table:table-cell office:value-type="float" office:value="13761" table:style-name="ce50">
            <text:p>13.761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4.9125550212588222E-2" table:style-name="ce51">
            <text:p>4,9%</text:p>
          </table:table-cell>
          <table:table-cell office:value-type="float" office:value="23067" table:style-name="ce50">
            <text:p>23.067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6.7848707412560258E-2" table:style-name="ce51">
            <text:p>6,8%</text:p>
          </table:table-cell>
          <table:table-cell office:value-type="float" office:value="37233" table:style-name="ce50">
            <text:p>37.233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5.1366560483631765E-2" table:style-name="ce51">
            <text:p>5,1%</text:p>
          </table:table-cell>
          <table:table-cell office:value-type="float" office:value="3346" table:style-name="ce50">
            <text:p>3.346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2.3844986210386037E-2" table:style-name="ce51">
            <text:p>2,4%</text:p>
          </table:table-cell>
          <table:table-cell office:value-type="float" office:value="6" table:style-name="ce50">
            <text:p>6</text:p>
          </table:table-cell>
          <table:table-cell office:value-type="float" office:value="41824" table:style-name="ce50">
            <text:p>41.824</text:p>
          </table:table-cell>
          <table:table-cell office:value-type="percentage" office:value="1.434583014537108E-4" table:style-name="ce51">
            <text:p>0,0%</text:p>
          </table:table-cell>
          <table:table-cell office:value-type="float" office:value="183447" table:style-name="ce52">
            <text:p>183.447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9.6646529229138467E-2" table:style-name="ce53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2062" table:style-name="ce50">
            <text:p>2.062</text:p>
          </table:table-cell>
          <table:table-cell office:value-type="float" office:value="2605" table:style-name="ce50">
            <text:p>2.605</text:p>
          </table:table-cell>
          <table:table-cell office:value-type="percentage" office:value="0.79155470249520155" table:style-name="ce51">
            <text:p>79,2%</text:p>
          </table:table-cell>
          <table:table-cell office:value-type="float" office:value="1164" table:style-name="ce50">
            <text:p>1.164</text:p>
          </table:table-cell>
          <table:table-cell office:value-type="float" office:value="4318" table:style-name="ce50">
            <text:p>4.318</text:p>
          </table:table-cell>
          <table:table-cell office:value-type="percentage" office:value="0.26956924502084301" table:style-name="ce51">
            <text:p>27,0%</text:p>
          </table:table-cell>
          <table:table-cell office:value-type="float" office:value="383" table:style-name="ce50">
            <text:p>383</text:p>
          </table:table-cell>
          <table:table-cell office:value-type="float" office:value="7857" table:style-name="ce50">
            <text:p>7.857</text:p>
          </table:table-cell>
          <table:table-cell office:value-type="percentage" office:value="4.8746340842560777E-2" table:style-name="ce51">
            <text:p>4,9%</text:p>
          </table:table-cell>
          <table:table-cell office:value-type="float" office:value="552" table:style-name="ce50">
            <text:p>552</text:p>
          </table:table-cell>
          <table:table-cell office:value-type="float" office:value="11556" table:style-name="ce50">
            <text:p>11.556</text:p>
          </table:table-cell>
          <table:table-cell office:value-type="percentage" office:value="4.7767393561786088E-2" table:style-name="ce51">
            <text:p>4,8%</text:p>
          </table:table-cell>
          <table:table-cell office:value-type="float" office:value="842" table:style-name="ce50">
            <text:p>842</text:p>
          </table:table-cell>
          <table:table-cell office:value-type="float" office:value="30066" table:style-name="ce50">
            <text:p>30.066</text:p>
          </table:table-cell>
          <table:table-cell office:value-type="percentage" office:value="2.8005055544468836E-2" table:style-name="ce51">
            <text:p>2,8%</text:p>
          </table:table-cell>
          <table:table-cell office:value-type="float" office:value="46" table:style-name="ce50">
            <text:p>46</text:p>
          </table:table-cell>
          <table:table-cell office:value-type="float" office:value="7581" table:style-name="ce50">
            <text:p>7.581</text:p>
          </table:table-cell>
          <table:table-cell office:value-type="percentage" office:value="6.0678010816514975E-3" table:style-name="ce51">
            <text:p>0,6%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50">
            <text:p>2.175</text:p>
          </table:table-cell>
          <table:table-cell office:value-type="percentage" office:value="0" table:style-name="ce51">
            <text:p>0,0%</text:p>
          </table:table-cell>
          <table:table-cell office:value-type="float" office:value="5049" table:style-name="ce52">
            <text:p>5.049</text:p>
          </table:table-cell>
          <table:table-cell office:value-type="float" office:value="66158" table:style-name="ce52">
            <text:p>66.158</text:p>
          </table:table-cell>
          <table:table-cell office:value-type="percentage" office:value="7.6317301006680979E-2" table:style-name="ce53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496" table:style-name="ce50">
            <text:p>1.496</text:p>
          </table:table-cell>
          <table:table-cell office:value-type="float" office:value="2349" table:style-name="ce50">
            <text:p>2.349</text:p>
          </table:table-cell>
          <table:table-cell office:value-type="percentage" office:value="0.63686675180928054" table:style-name="ce51">
            <text:p>63,7%</text:p>
          </table:table-cell>
          <table:table-cell office:value-type="float" office:value="1552" table:style-name="ce50">
            <text:p>1.552</text:p>
          </table:table-cell>
          <table:table-cell office:value-type="float" office:value="3748" table:style-name="ce50">
            <text:p>3.748</text:p>
          </table:table-cell>
          <table:table-cell office:value-type="percentage" office:value="0.41408751334044824" table:style-name="ce51">
            <text:p>41,4%</text:p>
          </table:table-cell>
          <table:table-cell office:value-type="float" office:value="481" table:style-name="ce50">
            <text:p>481</text:p>
          </table:table-cell>
          <table:table-cell office:value-type="float" office:value="7827" table:style-name="ce50">
            <text:p>7.827</text:p>
          </table:table-cell>
          <table:table-cell office:value-type="percentage" office:value="6.1453941484604577E-2" table:style-name="ce51">
            <text:p>6,1%</text:p>
          </table:table-cell>
          <table:table-cell office:value-type="float" office:value="543" table:style-name="ce50">
            <text:p>543</text:p>
          </table:table-cell>
          <table:table-cell office:value-type="float" office:value="11299" table:style-name="ce50">
            <text:p>11.299</text:p>
          </table:table-cell>
          <table:table-cell office:value-type="percentage" office:value="4.8057350207983004E-2" table:style-name="ce51">
            <text:p>4,8%</text:p>
          </table:table-cell>
          <table:table-cell office:value-type="float" office:value="862" table:style-name="ce50">
            <text:p>862</text:p>
          </table:table-cell>
          <table:table-cell office:value-type="float" office:value="30095" table:style-name="ce50">
            <text:p>30.095</text:p>
          </table:table-cell>
          <table:table-cell office:value-type="percentage" office:value="2.8642631666389765E-2" table:style-name="ce51">
            <text:p>2,9%</text:p>
          </table:table-cell>
          <table:table-cell office:value-type="float" office:value="70" table:style-name="ce50">
            <text:p>70</text:p>
          </table:table-cell>
          <table:table-cell office:value-type="float" office:value="8536" table:style-name="ce50">
            <text:p>8.536</text:p>
          </table:table-cell>
          <table:table-cell office:value-type="percentage" office:value="8.200562324273665E-3" table:style-name="ce51">
            <text:p>0,8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5010" table:style-name="ce52">
            <text:p>5.010</text:p>
          </table:table-cell>
          <table:table-cell office:value-type="float" office:value="66178" table:style-name="ce52">
            <text:p>66.178</text:p>
          </table:table-cell>
          <table:table-cell office:value-type="percentage" office:value="7.5704917041917258E-2" table:style-name="ce53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1" table:style-name="ce55">
            <text:p>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" table:style-name="ce55">
            <text:p>4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48" table:style-name="ce55">
            <text:p>548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197" table:style-name="ce55">
            <text:p>1.197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918" table:style-name="ce55">
            <text:p>3.918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81" table:style-name="ce55">
            <text:p>18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849" table:style-name="ce57">
            <text:p>5.849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165825" table:style-name="ce61">
            <text:p>2.165.825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0.76422253304841459" table:style-name="ce62">
            <text:p>76,4%</text:p>
          </table:table-cell>
          <table:table-cell office:value-type="float" office:value="194474" table:style-name="ce61">
            <text:p>194.474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4.9109037902347066E-2" table:style-name="ce62">
            <text:p>4,9%</text:p>
          </table:table-cell>
          <table:table-cell office:value-type="float" office:value="289255" table:style-name="ce61">
            <text:p>289.255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5.4198193512218322E-2" table:style-name="ce62">
            <text:p>5,4%</text:p>
          </table:table-cell>
          <table:table-cell office:value-type="float" office:value="434125" table:style-name="ce61">
            <text:p>434.125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6.1724173525224128E-2" table:style-name="ce62">
            <text:p>6,2%</text:p>
          </table:table-cell>
          <table:table-cell office:value-type="float" office:value="788034" table:style-name="ce61">
            <text:p>788.034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4.717039804531431E-2" table:style-name="ce62">
            <text:p>4,7%</text:p>
          </table:table-cell>
          <table:table-cell office:value-type="float" office:value="74705" table:style-name="ce61">
            <text:p>74.705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2.256744783477263E-2" table:style-name="ce62">
            <text:p>2,3%</text:p>
          </table:table-cell>
          <table:table-cell office:value-type="float" office:value="1047" table:style-name="ce61">
            <text:p>1.047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103209634065259E-3" table:style-name="ce62">
            <text:p>0,1%</text:p>
          </table:table-cell>
          <table:table-cell office:value-type="float" office:value="3947465" table:style-name="ce61">
            <text:p>3.947.465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9.8367368786235837E-2" table:style-name="ce62">
            <text:p>9,8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6T15:50:04Z</dc:date>
  </office:meta>
</office:document-meta>
</file>